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1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1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1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1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5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6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19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20" style:family="paragraph" style:parent-style-name="Standard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2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3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33" style:family="paragraph" style:parent-style-name="Standard">
      <style:text-properties style:use-window-font-color="true" style:font-name="JetBrains Mono1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4" style:family="paragraph" style:parent-style-name="Standard">
      <style:text-properties style:use-window-font-color="true" officeooo:rsid="001f79f9" officeooo:paragraph-rsid="001f79f9"/>
    </style:style>
    <style:style style:name="P35" style:family="paragraph" style:parent-style-name="Standard">
      <style:text-properties style:use-window-font-color="true" officeooo:rsid="0020a595" officeooo:paragraph-rsid="0020a595"/>
    </style:style>
    <style:style style:name="P36" style:family="paragraph" style:parent-style-name="Standard">
      <style:text-properties style:use-window-font-color="true" officeooo:rsid="002481a3" officeooo:paragraph-rsid="002481a3"/>
    </style:style>
    <style:style style:name="P37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41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42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3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4" style:family="paragraph" style:parent-style-name="Standard">
      <style:text-properties style:use-window-font-color="true" style:text-underline-style="none" officeooo:rsid="00253fdd" officeooo:paragraph-rsid="00253fdd"/>
    </style:style>
    <style:style style:name="P45" style:family="paragraph" style:parent-style-name="Standard">
      <style:text-properties style:use-window-font-color="true" style:text-underline-style="none" officeooo:rsid="0029a577" officeooo:paragraph-rsid="0029a577"/>
    </style:style>
    <style:style style:name="P46" style:family="paragraph" style:parent-style-name="Standard">
      <style:text-properties style:use-window-font-color="true" style:text-underline-style="none" officeooo:rsid="002a6818" officeooo:paragraph-rsid="002a6818"/>
    </style:style>
    <style:style style:name="P47" style:family="paragraph" style:parent-style-name="Standard">
      <style:text-properties style:use-window-font-color="true" style:text-underline-style="none" officeooo:rsid="002cceaa" officeooo:paragraph-rsid="002cceaa"/>
    </style:style>
    <style:style style:name="P48" style:family="paragraph" style:parent-style-name="Standard">
      <style:text-properties style:use-window-font-color="true" style:text-underline-style="none" officeooo:rsid="002f6df8" officeooo:paragraph-rsid="002f6df8"/>
    </style:style>
    <style:style style:name="P49" style:family="paragraph" style:parent-style-name="Standard">
      <style:text-properties style:use-window-font-color="true" style:text-underline-style="none" officeooo:rsid="002fd717" officeooo:paragraph-rsid="002fd717"/>
    </style:style>
    <style:style style:name="P50" style:family="paragraph" style:parent-style-name="Standard">
      <style:text-properties style:use-window-font-color="true" style:text-underline-style="none" officeooo:rsid="0048d86c" officeooo:paragraph-rsid="0048d86c"/>
    </style:style>
    <style:style style:name="P51" style:family="paragraph" style:parent-style-name="Standard">
      <style:text-properties style:use-window-font-color="true" style:text-underline-style="none" officeooo:rsid="004925e9" officeooo:paragraph-rsid="004925e9"/>
    </style:style>
    <style:style style:name="P52" style:family="paragraph" style:parent-style-name="Standard">
      <style:text-properties style:use-window-font-color="true" officeooo:rsid="00253fdd" officeooo:paragraph-rsid="00253fdd"/>
    </style:style>
    <style:style style:name="P53" style:family="paragraph" style:parent-style-name="Standard">
      <style:text-properties style:use-window-font-color="true" officeooo:rsid="0026e81d" officeooo:paragraph-rsid="0026e81d"/>
    </style:style>
    <style:style style:name="P54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5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6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7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8" style:family="paragraph" style:parent-style-name="Standard">
      <style:text-properties style:use-window-font-color="true" officeooo:rsid="0028bc3a" officeooo:paragraph-rsid="0028bc3a"/>
    </style:style>
    <style:style style:name="P59" style:family="paragraph" style:parent-style-name="Standard">
      <style:text-properties style:use-window-font-color="true" officeooo:rsid="0029a577" officeooo:paragraph-rsid="0029a577"/>
    </style:style>
    <style:style style:name="P60" style:family="paragraph" style:parent-style-name="Standard">
      <style:text-properties style:use-window-font-color="true" officeooo:paragraph-rsid="002f6df8"/>
    </style:style>
    <style:style style:name="P61" style:family="paragraph" style:parent-style-name="Standard">
      <style:text-properties style:use-window-font-color="true" officeooo:rsid="002fd717" officeooo:paragraph-rsid="002fd717"/>
    </style:style>
    <style:style style:name="P62" style:family="paragraph" style:parent-style-name="Standard">
      <style:text-properties style:use-window-font-color="true" officeooo:paragraph-rsid="003083e3"/>
    </style:style>
    <style:style style:name="P63" style:family="paragraph" style:parent-style-name="Standard">
      <style:text-properties style:use-window-font-color="true" officeooo:rsid="0048d86c" officeooo:paragraph-rsid="0048d86c"/>
    </style:style>
    <style:style style:name="P64" style:family="paragraph" style:parent-style-name="Standard">
      <style:text-properties style:use-window-font-color="true" officeooo:paragraph-rsid="004ee978"/>
    </style:style>
    <style:style style:name="P65" style:family="paragraph" style:parent-style-name="Standard">
      <style:text-properties fo:color="#3465a4" style:font-name="JetBrains Mono1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6" style:family="paragraph" style:parent-style-name="Standard">
      <style:text-properties fo:color="#3465a4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7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8" style:family="paragraph" style:parent-style-name="Standard">
      <style:text-properties officeooo:paragraph-rsid="0057178c"/>
    </style:style>
    <style:style style:name="P89" style:family="paragraph" style:parent-style-name="Standard">
      <style:paragraph-properties fo:break-before="page"/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0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1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2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3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4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5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6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7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98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99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10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0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0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03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04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5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10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1" style:family="paragraph" style:parent-style-name="Text_20_body">
      <style:text-properties style:use-window-font-color="true" officeooo:paragraph-rsid="0048d86c"/>
    </style:style>
    <style:style style:name="P112" style:family="paragraph" style:parent-style-name="Text_20_body">
      <style:text-properties style:use-window-font-color="true" officeooo:rsid="004c31cc" officeooo:paragraph-rsid="0048d86c"/>
    </style:style>
    <style:style style:name="P113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14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5" style:family="paragraph" style:parent-style-name="Text_20_body">
      <style:text-properties style:use-window-font-color="true" officeooo:paragraph-rsid="004d2392"/>
    </style:style>
    <style:style style:name="P116" style:family="paragraph" style:parent-style-name="Text_20_body">
      <style:text-properties style:use-window-font-color="true" style:text-underline-style="none" officeooo:rsid="0048d86c" officeooo:paragraph-rsid="0048d86c"/>
    </style:style>
    <style:style style:name="P117" style:family="paragraph" style:parent-style-name="Text_20_body">
      <style:text-properties style:use-window-font-color="true" style:font-name="JetBrains Mono1" fo:font-size="10pt" fo:font-style="normal" fo:font-weight="normal" officeooo:paragraph-rsid="0048d86c" style:font-size-asian="10pt" style:font-style-asian="normal" style:font-weight-asian="normal"/>
    </style:style>
    <style:style style:name="P118" style:family="paragraph" style:parent-style-name="Text_20_body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119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20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21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22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2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2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2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26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27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2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2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30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31" style:family="paragraph" style:parent-style-name="Heading_20_1">
      <style:paragraph-properties fo:break-before="page"/>
      <style:text-properties officeooo:rsid="009528c5" officeooo:paragraph-rsid="0060f9db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.049cm" fo:border="0.06pt solid #d9d9d9"/>
      <style:text-properties officeooo:paragraph-rsid="0060f9db"/>
    </style:style>
    <style:style style:name="P133" style:family="paragraph" style:parent-style-name="Preformatted_20_Text">
      <style:paragraph-properties fo:margin-top="0cm" fo:margin-bottom="0cm" loext:contextual-spacing="false" fo:line-height="140%" fo:orphans="2" fo:widows="2" fo:padding="0.049cm" fo:border="0.06pt solid #d9d9d9"/>
      <style:text-properties officeooo:paragraph-rsid="0060f9db"/>
    </style:style>
    <style:style style:name="P134" style:family="paragraph" style:parent-style-name="Standard" style:list-style-name="L1">
      <style:text-properties style:use-window-font-color="true" officeooo:rsid="001f79f9" officeooo:paragraph-rsid="001f79f9"/>
    </style:style>
    <style:style style:name="P135" style:family="paragraph" style:parent-style-name="Standard" style:list-style-name="L2">
      <style:text-properties style:use-window-font-color="true" officeooo:rsid="001f79f9" officeooo:paragraph-rsid="001f79f9"/>
    </style:style>
    <style:style style:name="P136" style:family="paragraph" style:parent-style-name="Standard" style:list-style-name="L2">
      <style:text-properties style:use-window-font-color="true" officeooo:rsid="0020a595" officeooo:paragraph-rsid="0020a595"/>
    </style:style>
    <style:style style:name="P137" style:family="paragraph" style:parent-style-name="Standard" style:list-style-name="L3">
      <style:text-properties style:use-window-font-color="true" officeooo:rsid="0020a595" officeooo:paragraph-rsid="0020a595"/>
    </style:style>
    <style:style style:name="P138" style:family="paragraph" style:parent-style-name="Standard" style:list-style-name="L2">
      <style:text-properties style:use-window-font-color="true" officeooo:rsid="002168f8" officeooo:paragraph-rsid="002168f8"/>
    </style:style>
    <style:style style:name="P139" style:family="paragraph" style:parent-style-name="Standard" style:list-style-name="L2">
      <style:text-properties style:use-window-font-color="true" officeooo:rsid="002435e6" officeooo:paragraph-rsid="002435e6"/>
    </style:style>
    <style:style style:name="P140" style:family="paragraph" style:parent-style-name="Standard" style:list-style-name="L2">
      <style:text-properties style:use-window-font-color="true" officeooo:rsid="0022e927" officeooo:paragraph-rsid="0022e927"/>
    </style:style>
    <style:style style:name="P141" style:family="paragraph" style:parent-style-name="Standard" style:list-style-name="L2">
      <style:text-properties style:use-window-font-color="true" officeooo:rsid="002481a3" officeooo:paragraph-rsid="002481a3"/>
    </style:style>
    <style:style style:name="P142" style:family="paragraph" style:parent-style-name="Standard" style:list-style-name="L4">
      <style:text-properties style:use-window-font-color="true" officeooo:rsid="002f6df8" officeooo:paragraph-rsid="002f6df8"/>
    </style:style>
    <style:style style:name="P143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44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45" style:family="paragraph" style:parent-style-name="Standard" style:list-style-name="L5">
      <style:text-properties style:use-window-font-color="true" officeooo:rsid="002fd717" officeooo:paragraph-rsid="002fd717"/>
    </style:style>
    <style:style style:name="P146" style:family="paragraph" style:parent-style-name="Standard" style:list-style-name="L7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47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48" style:family="paragraph" style:parent-style-name="Standard">
      <style:text-properties style:use-window-font-color="true" style:font-name="JetBrains Mono1" fo:font-size="9pt" fo:font-style="normal" style:text-underline-style="none" fo:font-weight="normal" officeooo:rsid="006091f3" officeooo:paragraph-rsid="006091f3" style:font-size-asian="9pt" style:font-style-asian="normal" style:font-weight-asian="normal" style:font-size-complex="9pt" style:font-style-complex="normal"/>
    </style:style>
    <style:style style:name="P149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50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51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52" style:family="paragraph" style:parent-style-name="Standard" style:list-style-name="L10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53" style:family="paragraph" style:parent-style-name="Standard" style:list-style-name="L11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54" style:family="paragraph" style:parent-style-name="Standard" style:list-style-name="L12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55" style:family="paragraph" style:parent-style-name="Standard" style:list-style-name="L13">
      <style:text-properties style:use-window-font-color="true" style:font-name="JetBrains Mono1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56" style:family="paragraph" style:parent-style-name="Standard" style:list-style-name="L15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57" style:family="paragraph" style:parent-style-name="Standard" style:list-style-name="L16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58" style:family="paragraph" style:parent-style-name="Standard" style:list-style-name="L11">
      <style:text-properties style:use-window-font-color="true" officeooo:paragraph-rsid="0052e784"/>
    </style:style>
    <style:style style:name="P159" style:family="paragraph" style:parent-style-name="Standard" style:list-style-name="L15">
      <style:text-properties style:use-window-font-color="true" officeooo:paragraph-rsid="005eba73"/>
    </style:style>
    <style:style style:name="P160" style:family="paragraph" style:parent-style-name="Standard" style:list-style-name="L2">
      <style:text-properties officeooo:rsid="001f79f9" officeooo:paragraph-rsid="001f79f9"/>
    </style:style>
    <style:style style:name="P161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62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63" style:family="paragraph" style:parent-style-name="Standard" style:list-style-name="L12">
      <style:text-properties officeooo:paragraph-rsid="005a9ac5"/>
    </style:style>
    <style:style style:name="P164" style:family="paragraph" style:parent-style-name="Standard" style:list-style-name="L12">
      <style:text-properties fo:color="#a9b7c6" style:font-name="JetBrains Mono1" fo:font-size="10pt" fo:font-style="normal" fo:font-weight="normal" officeooo:rsid="005a9ac5" officeooo:paragraph-rsid="005a9ac5" style:font-size-asian="10pt" style:font-style-asian="normal" style:font-weight-asian="normal"/>
    </style:style>
    <style:style style:name="P165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66" style:family="paragraph" style:parent-style-name="Standard" style:list-style-name="L10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67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68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69" style:family="paragraph" style:parent-style-name="Text_20_body"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70" style:family="paragraph" style:parent-style-name="Text_20_body">
      <style:text-properties style:use-window-font-color="true" style:font-name="JetBrains Mono1" fo:font-size="9pt" fo:font-style="normal" style:text-underline-style="none" fo:font-weight="normal" officeooo:rsid="006091f3" officeooo:paragraph-rsid="0060f9db" style:font-size-asian="9pt" style:font-style-asian="normal" style:font-weight-asian="normal" style:font-size-complex="9pt" style:font-style-complex="normal"/>
    </style:style>
    <style:style style:name="P171" style:family="paragraph" style:parent-style-name="Text_20_body">
      <style:text-properties officeooo:rsid="009528c5" officeooo:paragraph-rsid="0060f9db"/>
    </style:style>
    <style:style style:name="P172" style:family="paragraph" style:parent-style-name="Text_20_body">
      <style:text-properties fo:font-style="italic" officeooo:rsid="00206904" officeooo:paragraph-rsid="0060f9db" style:font-style-asian="italic" style:font-style-complex="italic"/>
    </style:style>
    <style:style style:name="P173" style:family="paragraph" style:parent-style-name="Text_20_body" style:list-style-name="L17">
      <style:text-properties officeooo:paragraph-rsid="0060f9db"/>
    </style:style>
    <style:style style:name="P174" style:family="paragraph" style:parent-style-name="Text_20_body" style:list-style-name="L20">
      <style:text-properties officeooo:paragraph-rsid="0060f9db"/>
    </style:style>
    <style:style style:name="P175" style:family="paragraph" style:parent-style-name="Text_20_body">
      <style:text-properties officeooo:paragraph-rsid="0060f9db"/>
    </style:style>
    <style:style style:name="P176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177" style:family="paragraph" style:parent-style-name="Text_20_body">
      <style:paragraph-properties fo:break-before="page"/>
      <style:text-properties fo:font-size="12pt" style:text-underline-style="solid" style:text-underline-width="auto" style:text-underline-color="font-color" officeooo:rsid="0021172d" officeooo:paragraph-rsid="0060f9db" style:font-size-asian="10.5pt" style:font-size-complex="12pt"/>
    </style:style>
    <style:style style:name="P178" style:family="paragraph" style:parent-style-name="Text_20_body">
      <style:paragraph-properties fo:break-before="page"/>
      <style:text-properties officeooo:paragraph-rsid="0060f9db"/>
    </style:style>
    <style:style style:name="P179" style:family="paragraph" style:parent-style-name="Text_20_body" style:list-style-name="L2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80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8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82" style:family="paragraph">
      <style:paragraph-properties style:text-autospace="none"/>
    </style:style>
    <style:style style:name="P183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84" style:family="paragraph">
      <loext:graphic-properties draw:fill="none" draw:fill-color="#ffffff"/>
      <style:paragraph-properties style:writing-mode="lr-tb"/>
    </style:style>
    <style:style style:name="P185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86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87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fo:font-variant="normal" fo:text-transform="none" fo:color="#086dc3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style:font-name="inherit" fo:font-size="12pt" fo:letter-spacing="normal" fo:font-style="normal" fo:font-weight="normal" officeooo:rsid="0020e7b6" loext:padding="0cm" loext:border="none"/>
    </style:style>
    <style:style style:name="T13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officeooo:rsid="0020e7b6" loext:padding="0cm" loext:border="none"/>
    </style:style>
    <style:style style:name="T14" style:family="text">
      <style:text-properties fo:font-variant="normal" fo:text-transform="none" fo:color="#000000" style:font-name="Monaco" fo:font-size="9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33333" style:font-name="Monaco" fo:font-size="12pt" fo:letter-spacing="normal" fo:font-style="normal" fo:font-weight="bold" fo:background-color="#f8f8f8" loext:char-shading-value="0" loext:padding="0cm" loext:border="none"/>
    </style:style>
    <style:style style:name="T16" style:family="text">
      <style:text-properties fo:font-variant="normal" fo:text-transform="none" fo:color="#222222" style:font-name="Monaco" fo:font-size="12pt" fo:letter-spacing="normal" fo:font-style="normal" fo:font-weight="normal" fo:background-color="#f8f8f8" loext:char-shading-value="0" loext:padding="0cm" loext:border="none"/>
    </style:style>
    <style:style style:name="T17" style:family="text">
      <style:text-properties fo:font-variant="normal" fo:text-transform="none" fo:color="#222222" fo:letter-spacing="normal" fo:background-color="#f8f8f8" loext:char-shading-value="0" loext:padding="0cm" loext:border="none"/>
    </style:style>
    <style:style style:name="T18" style:family="text">
      <style:text-properties fo:font-variant="normal" fo:text-transform="none" fo:color="#999999" style:font-name="Monaco" fo:font-size="12pt" fo:letter-spacing="normal" fo:font-style="normal" fo:font-weight="bold" fo:background-color="#f8f8f8" loext:char-shading-value="0" loext:padding="0cm" loext:border="none"/>
    </style:style>
    <style:style style:name="T19" style:family="text">
      <style:text-properties fo:font-variant="normal" fo:text-transform="none" fo:color="#445588" style:font-name="Monaco" fo:font-size="12pt" fo:letter-spacing="normal" fo:font-style="normal" fo:font-weight="bold" fo:background-color="#f8f8f8" loext:char-shading-value="0" loext:padding="0cm" loext:border="none"/>
    </style:style>
    <style:style style:name="T20" style:family="text">
      <style:text-properties fo:font-variant="normal" fo:text-transform="none" fo:color="#999988" style:font-name="Monaco" fo:font-size="12pt" fo:letter-spacing="normal" fo:font-style="italic" fo:font-weight="normal" fo:background-color="#f8f8f8" loext:char-shading-value="0" loext:padding="0cm" loext:border="none"/>
    </style:style>
    <style:style style:name="T21" style:family="text">
      <style:text-properties fo:font-variant="normal" fo:text-transform="none" fo:color="#3465a4" style:font-name="inherit" fo:font-size="12pt" fo:letter-spacing="normal" fo:font-style="normal" style:text-underline-style="solid" style:text-underline-width="auto" style:text-underline-color="font-color" fo:font-weight="normal" officeooo:rsid="001ef4fd" loext:padding="0cm" loext:border="none"/>
    </style:style>
    <style:style style:name="T22" style:family="text">
      <style:text-properties officeooo:rsid="003cc727"/>
    </style:style>
    <style:style style:name="T23" style:family="text">
      <style:text-properties officeooo:rsid="003e526f"/>
    </style:style>
    <style:style style:name="T24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JetBrains Mono1" fo:font-size="10pt" fo:font-style="normal" fo:font-weight="normal" officeooo:rsid="004925e9" style:font-size-asian="10pt" style:font-style-asian="normal" style:font-weight-asian="normal"/>
    </style:style>
    <style:style style:name="T26" style:family="text">
      <style:text-properties style:font-name="JetBrains Mono1" fo:font-size="10pt" fo:font-style="normal" fo:font-weight="normal" officeooo:rsid="0048d86c" style:font-size-asian="10pt" style:font-style-asian="normal" style:font-weight-asian="normal"/>
    </style:style>
    <style:style style:name="T27" style:family="text">
      <style:text-properties style:font-name="JetBrains Mono1" fo:font-size="10pt" fo:font-style="normal" fo:font-weight="normal" officeooo:rsid="005eba73" style:font-size-asian="10pt" style:font-style-asian="normal" style:font-weight-asian="normal"/>
    </style:style>
    <style:style style:name="T28" style:family="text">
      <style:text-properties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29" style:family="text">
      <style:text-properties style:font-name="JetBrains Mono1" fo:font-size="10pt" fo:font-style="normal" style:font-size-asian="10pt" style:font-style-asian="normal"/>
    </style:style>
    <style:style style:name="T30" style:family="text">
      <style:text-properties style:font-name="JetBrains Mono1" fo:font-size="10pt" fo:font-style="normal" fo:font-weight="bold" style:font-size-asian="10pt" style:font-style-asian="normal" style:font-weight-asian="bold" style:font-weight-complex="bold"/>
    </style:style>
    <style:style style:name="T31" style:family="text">
      <style:text-properties style:font-name="JetBrains Mono1" fo:font-size="10pt" style:font-size-asian="10pt"/>
    </style:style>
    <style:style style:name="T32" style:family="text">
      <style:text-properties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3" style:family="text">
      <style:text-properties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34" style:family="text">
      <style:text-properties style:font-name="JetBrains Mono1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35" style:family="text">
      <style:text-properties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36" style:family="text">
      <style:text-properties officeooo:rsid="004925e9"/>
    </style:style>
    <style:style style:name="T37" style:family="text">
      <style:text-properties officeooo:rsid="004c31cc"/>
    </style:style>
    <style:style style:name="T38" style:family="text">
      <style:text-properties fo:color="#2a6099"/>
    </style:style>
    <style:style style:name="T39" style:family="text">
      <style:text-properties fo:color="#2a6099" style:font-name="JetBrains Mono1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42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43" style:family="text">
      <style:text-properties style:use-window-font-color="true" style:font-name="JetBrains Mono1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44" style:family="text">
      <style:text-properties fo:font-size="9pt" fo:font-style="italic" style:font-size-asian="9pt" style:font-style-asian="italic" style:font-size-complex="9pt" style:font-style-complex="italic"/>
    </style:style>
    <style:style style:name="T4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6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47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48" style:family="text">
      <style:text-properties fo:color="#cc7832" fo:font-size="10pt" fo:font-style="normal" style:font-size-asian="10pt" style:font-style-asian="normal"/>
    </style:style>
    <style:style style:name="T49" style:family="text">
      <style:text-properties fo:color="#808080" fo:font-size="10pt" fo:font-style="normal" style:font-size-asian="10pt" style:font-style-asian="normal"/>
    </style:style>
    <style:style style:name="T50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51" style:family="text">
      <style:text-properties fo:color="#6a8759" fo:font-size="10pt" fo:font-style="normal" style:font-size-asian="10pt" style:font-style-asian="normal"/>
    </style:style>
    <style:style style:name="T52" style:family="text">
      <style:text-properties fo:color="#a9b7c6" fo:font-size="10pt" fo:font-style="normal" style:font-size-asian="10pt" style:font-style-asian="normal"/>
    </style:style>
    <style:style style:name="T53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54" style:family="text">
      <style:text-properties fo:color="#a9b7c6" style:font-name="JetBrains Mono1" fo:font-size="10pt" fo:font-style="normal" fo:font-weight="normal" officeooo:rsid="005a9ac5" style:font-size-asian="10pt" style:font-style-asian="normal" style:font-weight-asian="normal"/>
    </style:style>
    <style:style style:name="T55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56" style:family="text">
      <style:text-properties fo:color="#bbb529" style:font-name="JetBrains Mono1" fo:font-size="10pt" fo:font-style="normal" fo:font-weight="normal" officeooo:rsid="005a9ac5" style:font-size-asian="10pt" style:font-style-asian="normal" style:font-weight-asian="normal"/>
    </style:style>
    <style:style style:name="T57" style:family="text">
      <style:text-properties fo:color="#bbb529" fo:font-size="10pt" fo:font-style="normal" style:font-size-asian="10pt" style:font-style-asian="normal"/>
    </style:style>
    <style:style style:name="T58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59" style:family="text">
      <style:text-properties style:font-name="0" fo:font-size="10pt" style:font-size-asian="10pt"/>
    </style:style>
    <style:style style:name="T60" style:family="text">
      <style:text-properties officeooo:rsid="001ef4fd"/>
    </style:style>
    <style:style style:name="T61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62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63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64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65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66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67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68" style:family="text">
      <style:text-properties fo:color="#e8bf6a" style:font-name="JetBrains Mono" fo:font-size="10pt" style:font-name-asian="JetBrains Mono" style:font-size-asian="10pt" style:font-name-complex="JetBrains Mono" style:font-size-complex="10pt"/>
    </style:style>
    <style:style style:name="T69" style:family="text">
      <style:text-properties fo:color="#bababa" style:font-name="JetBrains Mono" fo:font-size="10pt" style:font-name-asian="JetBrains Mono" style:font-size-asian="10pt" style:font-name-complex="JetBrains Mono" style:font-size-complex="10pt"/>
    </style:style>
    <style:style style:name="T70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71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72" style:family="text">
      <style:text-properties style:use-window-font-color="true" style:font-name="JetBrains Mono" fo:font-size="10pt" style:font-name-asian="JetBrains Mono" style:font-size-asian="10pt" style:font-name-complex="JetBrains Mono" style:font-size-complex="10pt"/>
    </style:style>
    <style:style style:name="T73" style:family="text">
      <style:text-properties style:use-window-font-color="true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74" style:family="text">
      <style:text-properties fo:color="#000000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75" style:family="text">
      <style:text-properties fo:color="#c9211e"/>
    </style:style>
    <style:style style:name="T76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77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22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9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46213411" text:style-name="L1">
        <text:list-item>
          <text:p text:style-name="P134">What I did</text:p>
        </text:list-item>
      </text:list>
      <text:p text:style-name="P34"/>
      <text:list xml:id="list1119581154" text:style-name="L2">
        <text:list-item>
          <text:p text:style-name="P135">Forked repostitory start from Spring guru. (Could create own with only a READMe.md)</text:p>
        </text:list-item>
        <text:list-item>
          <text:p text:style-name="P135">open IntelliJ → file→ new project → from version control → from workDirectory\sfg-di (created new directory sfg-di)</text:p>
        </text:list-item>
        <text:list-item>
          <text:p text:style-name="P160"><text:span text:style-name="T40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35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36">add and commit work to master branch</text:p>
          <text:p text:style-name="P136"><text:s text:c="16"/>git add .</text:p>
          <text:p text:style-name="P136"><text:tab/> <text:s text:c="3"/>git comit -m "add spring depency project"</text:p>
        </text:list-item>
        <text:list-item>
          <text:p text:style-name="P136">create new branch add-spring-project</text:p>
        </text:list-item>
      </text:list>
      <text:p text:style-name="P35"><text:tab/><text:tab/>git switch -c add-spring-project</text:p>
      <text:list xml:id="list1376498965" text:style-name="L3">
        <text:list-header>
          <text:p text:style-name="P137"/>
        </text:list-header>
      </text:list>
      <text:p text:style-name="P35"><text:s text:c="11"/></text:p>
      <text:list xml:id="list95730235525325" text:continue-list="list1119581154" text:style-name="L2">
        <text:list-item>
          <text:p text:style-name="P135">extract the contends and drag and dop the files to the pr<text:span text:style-name="T1">o</text:span>ject directory</text:p>
          <text:p text:style-name="P136"/>
        </text:list-item>
        <text:list-item>
          <text:p text:style-name="P138">open pom, right click in text área and select “add as maven project”</text:p>
        </text:list-item>
        <text:list-item>
          <text:p text:style-name="P139">set up the JDK in file→ project structure</text:p>
        </text:list-item>
        <text:list-item>
          <text:p text:style-name="P140">run “verify” on the project</text:p>
        </text:list-item>
        <text:list-item>
          <text:p text:style-name="P141">Add and commit work to branch and push to gitHub</text:p>
        </text:list-item>
      </text:list>
      <text:p text:style-name="P36"><text:s text:c="14"/>git commit -am "add spring project"</text:p>
      <text:p text:style-name="P36"><text:s text:c="14"/>git push add-spring-project</text:p>
      <text:p text:style-name="P36"/>
      <text:p text:style-name="P36"/>
      <text:p text:style-name="P99">Lesson 32 The Spring Context</text:p>
      <text:p text:style-name="P37"/>
      <text:p text:style-name="P44">Here one makes use of the Spring <text:s/>context.</text:p>
      <text:p text:style-name="P44">It give one components (Objects – Spring Beans) that one uses.</text:p>
      <text:p text:style-name="P44">We ask the Spring context, our application, for a reference to those objects.</text:p>
      <text:p text:style-name="P44">Here we will create a Spring controller and then ask the context for a reference to this</text:p>
      <text:p text:style-name="P44">Spring managed Object (Spring Bean)</text:p>
      <text:p text:style-name="P44"/>
      <text:p text:style-name="P4"><draw:frame text:anchor-type="paragraph" draw:z-index="1" draw:name="Shape1" draw:style-name="gr50" draw:text-style-name="P184" svg:width="11.792cm" svg:height="7.129cm" svg:x="0.496cm" svg:y="0.328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7">// add as Spring managed controller</text:span><text:span text:style-name="T67"><text:line-break/></text:span><text:span text:style-name="T61">@Controller</text:span><text:span text:style-name="T61"><text:line-break/></text:span><text:span text:style-name="T62">public class </text:span><text:span text:style-name="T63">MyController {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sayHello</text:span><text:span text:style-name="T63">(){</text:span><text:span text:style-name="T63"><text:line-break/></text:span><text:span text:style-name="T63"> <text:s text:c="7"/>System.</text:span><text:span text:style-name="T65">out</text:span><text:span text:style-name="T63">.println(</text:span><text:span text:style-name="T66">"Hello world!!"</text:span><text:span text:style-name="T63">)</text:span><text:span text:style-name="T62">;</text:span><text:span text:style-name="T62"><text:line-break/></text:span><text:span text:style-name="T62"> <text:s text:c="7"/>return </text:span><text:span text:style-name="T66">"Hi folks!!!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/text:p></draw:text-box></draw:frame></text:p>
      <text:p text:style-name="P44"/>
      <text:p text:style-name="P44"/>
      <text:p text:style-name="P4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4"/><text:span text:style-name="T2">In The application main class</text:span></text:p>
      <text:p text:style-name="P52"><draw:frame text:anchor-type="paragraph" draw:z-index="2" draw:name="Shape2" draw:style-name="gr28" draw:text-style-name="P184" svg:width="17.777cm" svg:height="6.167cm" svg:x="0.661cm" svg:y="0.413cm"><draw:text-box><text:p text:style-name="P182"><text:span text:style-name="T62">public static void </text:span><text:span text:style-name="T64">main</text:span><text:span text:style-name="T63">(String[] args) {</text:span><text:span text:style-name="T63"><text:line-break/></text:span><text:span text:style-name="T63"><text:line-break/></text:span><text:span text:style-name="T63"><text:tab/></text:span><text:span text:style-name="T67">//SpringApplication.run(SfgDiApplication.class, args);</text:span><text:span text:style-name="T67"><text:line-break/></text:span><text:span text:style-name="T67"><text:tab/></text:span><text:span text:style-name="T67">// return a context from the application</text:span><text:span text:style-name="T67"><text:line-break/></text:span><text:span text:style-name="T67"><text:tab/></text:span><text:span text:style-name="T63">ApplicationContext ctx = SpringApplication.</text:span><text:span text:style-name="T76">run</text:span><text:span text:style-name="T63">(SfgDiApplication.</text:span><text:span text:style-name="T62">class, </text:span><text:span text:style-name="T63">args)</text:span><text:span text:style-name="T62">;</text:span><text:span text:style-name="T62"><text:line-break/></text:span><text:span text:style-name="T62"> <text:s text:c="3"/></text:span><text:span text:style-name="T67">/*</text:span><text:span text:style-name="T67"><text:line-break/></text:span><text:span text:style-name="T67"> <text:s text:c="6"/>return a reference to the controller from the context</text:span><text:span text:style-name="T67"><text:line-break/></text:span><text:span text:style-name="T67"> <text:s text:c="6"/>by default the name is the same, but starts with lowercase</text:span><text:span text:style-name="T67"><text:line-break/></text:span><text:span text:style-name="T67"> <text:s text:c="6"/>Must cast as it's an Object type returned</text:span><text:span text:style-name="T67"><text:line-break/></text:span><text:span text:style-name="T67"> <text:s text:c="4"/>*/</text:span><text:span text:style-name="T67"><text:line-break/></text:span><text:span text:style-name="T67"><text:tab/></text:span><text:span text:style-name="T63">MyController myController = (MyController)ctx.getBean(</text:span><text:span text:style-name="T66">"myController"</text:span><text:span text:style-name="T63">)</text:span><text:span text:style-name="T62">;</text:span><text:span text:style-name="T62"><text:line-break/></text:span><text:span text:style-name="T62"><text:line-break/></text:span><text:span text:style-name="T62"><text:tab/></text:span><text:span text:style-name="T63">String greeting = myController.sayHello()</text:span><text:span text:style-name="T62">;</text:span><text:span text:style-name="T62"><text:line-break/></text:span><text:span text:style-name="T62"><text:tab/></text:span><text:span text:style-name="T63">System.</text:span><text:span text:style-name="T65">out</text:span><text:span text:style-name="T63">.println(greeting)</text:span><text:span text:style-name="T62">;</text:span><text:span text:style-name="T62"><text:line-break/></text:span><text:span text:style-name="T63">}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 text:c="3"/></text:p>
      <text:p text:style-name="P53">outputs</text:p>
      <text:p text:style-name="P53"><draw:frame text:anchor-type="paragraph" draw:z-index="3" draw:name="Shape3" draw:style-name="gr49" draw:text-style-name="P184" svg:width="5.028cm" svg:height="1.654cm" svg:x="-0.116cm" svg:y="0.363cm"><draw:text-box><text:p>Hello world!!</text:p><text:p>Hi folks!!!</text:p></draw:text-box></draw:frame><text:s/></text:p>
      <text:p text:style-name="P53"/>
      <text:p text:style-name="P53"/>
      <text:p text:style-name="P53"/>
      <text:p text:style-name="P53"/>
      <text:p text:style-name="P53"/>
      <text:p text:style-name="P100">Lesson 34 Dependency Injection without Spring</text:p>
      <text:p text:style-name="P38"/>
      <text:p text:style-name="P54">see the pdf at /Courses/UdemyCourses/SpringFramework5_Beginner_to_Guru/Section3_DependencyInjectionWithSpring/BasicsOfDepInjectionS5.pdf on this topic as well.</text:p>
      <text:p text:style-name="P54"/>
      <text:p text:style-name="P54">• DI can be done with Concrete Classes or with Interfaces</text:p>
      <text:p text:style-name="P54">• Generally DI with Concrete Classes should be avoided</text:p>
      <text:p text:style-name="P54">• DI via Interfaces is highly preferred</text:p>
      <text:p text:style-name="P54">• Allows runtime to decide implementation to inject</text:p>
      <text:p text:style-name="P1"><text:span text:style-name="T41">• Follows Interface Segregation Principle of SOLID →</text:span><text:span text:style-name="T42"> </text:span><text:a xlink:type="simple" xlink:href="https://youtu.be/M6rwl_AZPJg" text:style-name="Internet_20_link" text:visited-style-name="Visited_20_Internet_20_Link"><text:span text:style-name="T40"><text:s/>Master Interface Segregation Principle ISP</text:span></text:a></text:p>
      <text:p text:style-name="P54">• Also, makes your code more testable - mocking becomes trivial</text:p>
      <text:p text:style-name="P54"/>
      <text:p text:style-name="P58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4"/>
      <text:p text:style-name="P54"/>
      <text:p text:style-name="P58"><text:span text:style-name="T24">package guru.springframework.sfgdi.services;</text:span><text:line-break/><text:line-break/><text:span text:style-name="T24">public interface GreetingService {</text:span><text:line-break/><text:line-break/><text:span text:style-name="T24"> <text:s text:c="3"/>String sayGreeting();</text:span><text:line-break/><text:span text:style-name="T24">}</text:span></text:p>
      <text:p text:style-name="P58"/>
      <text:p text:style-name="P58"/>
      <text:p text:style-name="P58"><text:span text:style-name="T24">package guru.springframework.sfgdi.services;</text:span><text:line-break/><text:line-break/><text:span text:style-name="T24">public class GreetingServiceImpl implements GreetingService{</text:span><text:line-break/><text:span text:style-name="T24"> <text:s text:c="3"/>@Override</text:span><text:line-break/><text:span text:style-name="T24"> <text:s text:c="3"/>public String sayGreeting() {</text:span><text:line-break/><text:span text:style-name="T24"> <text:s text:c="7"/>return "Hello world";</text:span><text:line-break/><text:span text:style-name="T24"> <text:s text:c="3"/>}</text:span><text:line-break/><text:span text:style-name="T24">}</text:span><text:line-break/></text:p>
      <text:p text:style-name="P58"/>
      <text:p text:style-name="P39">Dependency injection via properties</text:p>
      <text:p text:style-name="P39"/>
      <text:p text:style-name="P45">• By class properties - least preferred</text:p>
      <text:p text:style-name="P45">• Can be public or private properties</text:p>
      <text:p text:style-name="P45">• Using private properties is EVIL</text:p>
      <text:p text:style-name="P45">• Spring can use reflection to set private properties</text:p>
      <text:p text:style-name="P45">• “Works” but is slow &amp; makes testing difficult</text:p>
      <text:p text:style-name="P45"/>
      <text:p text:style-name="P45"><draw:frame text:anchor-type="paragraph" draw:z-index="4" draw:name="Shape4" draw:style-name="gr48" draw:text-style-name="P184" svg:width="11.56cm" svg:height="5.345cm" svg:x="-0.083cm" svg:y="0.159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<text:line-break/></text:span><text:span text:style-name="T62">public class </text:span><text:span text:style-name="T63">PropertyInjectionController {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6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</text:p>
      <text:p text:style-name="P46"/>
      <text:p text:style-name="P46"/>
      <text:p text:style-name="P45"><draw:frame text:anchor-type="paragraph" draw:z-index="5" draw:name="Shape5" draw:style-name="gr36" draw:text-style-name="P184" svg:width="13.644cm" svg:height="10.277cm" svg:x="-0.101cm" svg:y="0.286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Impl</text:span><text:span text:style-name="T62">;</text:span><text:span text:style-name="T62"><text:line-break/></text:span><text:span text:style-name="T62">import </text:span><text:span text:style-name="T63">org.junit.jupiter.api.</text:span><text:span text:style-name="T61">BeforeEach</text:span><text:span text:style-name="T62">;</text:span><text:span text:style-name="T62"><text:line-break/></text:span><text:span text:style-name="T62">import </text:span><text:span text:style-name="T63">org.junit.jupiter.api.</text:span><text:span text:style-name="T61">Test</text:span><text:span text:style-name="T62">;</text:span><text:span text:style-name="T62"><text:line-break/></text:span><text:span text:style-name="T62"><text:line-break/></text:span><text:span text:style-name="T62">import static </text:span><text:span text:style-name="T63">org.junit.jupiter.api.Assertions.*</text:span><text:span text:style-name="T62">;</text:span><text:span text:style-name="T62"><text:line-break/></text:span><text:span text:style-name="T62"><text:line-break/></text:span><text:span text:style-name="T62">class </text:span><text:span text:style-name="T63">PropertyInjectionControllerTest {</text:span><text:span text:style-name="T63"><text:line-break/></text:span><text:span text:style-name="T63"> <text:s text:c="3"/>PropertyInjectionController </text:span><text:span text:style-name="T70">controller</text:span><text:span text:style-name="T62">;</text:span><text:span text:style-name="T62"><text:line-break/></text:span><text:span text:style-name="T62"> <text:s text:c="3"/></text:span><text:span text:style-name="T61">@BeforeEach</text:span><text:span text:style-name="T61"><text:line-break/></text:span><text:span text:style-name="T61"> <text:s text:c="3"/></text:span><text:span text:style-name="T62">void </text:span><text:span text:style-name="T64">setUp</text:span><text:span text:style-name="T63">() {</text:span><text:span text:style-name="T63"><text:line-break/></text:span><text:span text:style-name="T63"> <text:s text:c="7"/></text:span><text:span text:style-name="T67">// here we mimic what the Spring Framework would do</text:span><text:span text:style-name="T67"><text:line-break/></text:span><text:span text:style-name="T67"> <text:s text:c="7"/></text:span><text:span text:style-name="T70">controller </text:span><text:span text:style-name="T63">= </text:span><text:span text:style-name="T62">new </text:span><text:span text:style-name="T63">PropertyInjectionController()</text:span><text:span text:style-name="T62">;</text:span><text:span text:style-name="T67">// return a controller</text:span><text:span text:style-name="T67"><text:line-break/></text:span><text:span text:style-name="T67"> <text:s text:c="7"/>// controller uses the service</text:span><text:span text:style-name="T67"><text:line-break/></text:span><text:span text:style-name="T67"> <text:s text:c="7"/></text:span><text:span text:style-name="T70">controller</text:span><text:span text:style-name="T63">.</text:span><text:span text:style-name="T70">greetingService </text:span><text:span text:style-name="T63">= </text:span><text:span text:style-name="T62">new </text:span><text:span text:style-name="T63">GreetingServiceImpl()</text:span><text:span text:style-name="T62">;</text:span><text:span text:style-name="T67">// return a service</text:span><text:span text:style-name="T67"><text:line-break/></text:span><text:span text:style-name="T67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1">@Test</text:span><text:span text:style-name="T61"><text:line-break/></text:span><text:span text:style-name="T61"> <text:s text:c="3"/></text:span><text:span text:style-name="T62">void </text:span><text:span text:style-name="T64">getGreeting</text:span><text:span text:style-name="T63">() {</text:span><text:span text:style-name="T63"><text:line-break/></text:span><text:span text:style-name="T63"> <text:s text:c="7"/>System.</text:span><text:span text:style-name="T65">out</text:span><text:span text:style-name="T63">.println(</text:span><text:span text:style-name="T70">controller</text:span><text:span text:style-name="T63">.getGreeting())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0">Setter Based Dependency Injection</text:p>
      <text:p text:style-name="P40"/>
      <text:p text:style-name="P55">• By Setters - Area of much debate</text:p>
      <text:p text:style-name="P55"/>
      <text:p text:style-name="P55"><draw:frame text:anchor-type="paragraph" draw:z-index="6" draw:name="Shape6" draw:style-name="gr47" draw:text-style-name="P183" svg:width="16.901cm" svg:height="8.797cm" svg:x="0.512cm" svg:y="0.051cm"><draw:text-box><text:p text:style-name="P182"><text:span text:style-name="T77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<text:line-break/></text:span><text:span text:style-name="T62">public class </text:span><text:span text:style-name="T63">SetterInjectedController {</text:span><text:span text:style-name="T63"><text:line-break/></text:span><text:span text:style-name="T63"><text:line-break/></text:span><text:span text:style-name="T63"> <text:s text:c="3"/></text:span><text:span text:style-name="T62">private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public void </text:span><text:span text:style-name="T64">setGreetingService</text:span><text:span text:style-name="T63">(GreetingService greetingService) {</text:span><text:span text:style-name="T63"><text:line-break/></text:span><text:span text:style-name="T63"> <text:s text:c="7"/></text:span><text:span text:style-name="T62">this</text:span><text:span text:style-name="T63">.</text:span><text:span text:style-name="T70">greetingService </text:span><text:span text:style-name="T63">= greetingService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7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<text:line-break/></text:span><text:span text:style-name="T63">}</text:span></text:p></draw:text-box></draw:frame></text:p>
      <text:p text:style-name="P45"/>
      <text:p text:style-name="P59"/>
      <text:p text:style-name="P58"/>
      <text:p text:style-name="P58"/>
      <text:p text:style-name="P58"/>
      <text:p text:style-name="P58"/>
      <text:p text:style-name="P56"/>
      <text:p text:style-name="P58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4"><draw:frame text:anchor-type="paragraph" draw:z-index="7" draw:name="Shape7" draw:style-name="gr46" draw:text-style-name="P183" svg:width="15.414cm" svg:height="10.685cm" svg:x="-0.282cm" svg:y="0.353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Impl</text:span><text:span text:style-name="T62">;</text:span><text:span text:style-name="T62"><text:line-break/></text:span><text:span text:style-name="T62">import </text:span><text:span text:style-name="T63">org.junit.jupiter.api.</text:span><text:span text:style-name="T61">BeforeEach</text:span><text:span text:style-name="T62">;</text:span><text:span text:style-name="T62"><text:line-break/></text:span><text:span text:style-name="T62">import </text:span><text:span text:style-name="T63">org.junit.jupiter.api.</text:span><text:span text:style-name="T61">Test</text:span><text:span text:style-name="T62">;</text:span><text:span text:style-name="T62"><text:line-break/></text:span><text:span text:style-name="T62"><text:line-break/></text:span><text:span text:style-name="T62">import static </text:span><text:span text:style-name="T63">org.junit.jupiter.api.Assertions.*</text:span><text:span text:style-name="T62">;</text:span><text:span text:style-name="T62"><text:line-break/></text:span><text:span text:style-name="T62"><text:line-break/></text:span><text:span text:style-name="T62">class </text:span><text:span text:style-name="T63">SetterInjectedControllerTest {</text:span><text:span text:style-name="T63"><text:line-break/></text:span><text:span text:style-name="T63"> <text:s text:c="3"/>SetterInjectedController </text:span><text:span text:style-name="T70">controller</text:span><text:span text:style-name="T62">;</text:span><text:span text:style-name="T62"><text:line-break/></text:span><text:span text:style-name="T62"> <text:s text:c="3"/></text:span><text:span text:style-name="T61">@BeforeEach</text:span><text:span text:style-name="T61"><text:line-break/></text:span><text:span text:style-name="T61"> <text:s text:c="3"/></text:span><text:span text:style-name="T62">void </text:span><text:span text:style-name="T64">setUp</text:span><text:span text:style-name="T63">() {</text:span><text:span text:style-name="T63"><text:line-break/></text:span><text:span text:style-name="T63"> <text:s text:c="7"/></text:span><text:span text:style-name="T67">// Mimic what the Spring framework would do</text:span><text:span text:style-name="T67"><text:line-break/></text:span><text:span text:style-name="T67"> <text:s text:c="7"/>// using the setter to inject dependencies</text:span><text:span text:style-name="T67"><text:line-break/></text:span><text:span text:style-name="T67"> <text:s text:c="7"/></text:span><text:span text:style-name="T70">controller </text:span><text:span text:style-name="T63">= </text:span><text:span text:style-name="T62">new </text:span><text:span text:style-name="T63">SetterInjectedController()</text:span><text:span text:style-name="T62">;</text:span><text:span text:style-name="T62"><text:line-break/></text:span><text:span text:style-name="T62"> <text:s text:c="7"/></text:span><text:span text:style-name="T70">controller</text:span><text:span text:style-name="T63">.setGreetingService(</text:span><text:span text:style-name="T62">new </text:span><text:span text:style-name="T63">GreetingServiceImpl()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1">@Test</text:span><text:span text:style-name="T61"><text:line-break/></text:span><text:span text:style-name="T61"> <text:s text:c="3"/></text:span><text:span text:style-name="T62">void </text:span><text:span text:style-name="T64">getGreeting</text:span><text:span text:style-name="T63">() {</text:span><text:span text:style-name="T63"><text:line-break/></text:span><text:span text:style-name="T63"> <text:s text:c="6"/>System.</text:span><text:span text:style-name="T65">out</text:span><text:span text:style-name="T63">.println(</text:span><text:span text:style-name="T70">controller</text:span><text:span text:style-name="T63">.getGreeting()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1"/>
      <text:p text:style-name="P101"/>
      <text:p text:style-name="P41">Dependency Injection via Constructor</text:p>
      <text:p text:style-name="P41"/>
      <text:p text:style-name="P47">• Favor using Constructor Injection over Setter Injection</text:p>
      <text:p text:style-name="P47">• Use final properties for injected components</text:p>
      <text:p text:style-name="P47">• Declare property private final and initialize in the constructor</text:p>
      <text:p text:style-name="P47">• Whenever practical, code to an interface</text:p>
      <text:p text:style-name="P53"/>
      <text:p text:style-name="P53"><draw:frame text:anchor-type="paragraph" draw:z-index="8" draw:name="Shape8" draw:style-name="gr45" draw:text-style-name="P184" svg:width="13.329cm" svg:height="7.4cm" svg:x="0.016cm" svg:y="0.356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<text:line-break/></text:span><text:span text:style-name="T62">public class </text:span><text:span text:style-name="T63">ConstructorInjectedController {</text:span><text:span text:style-name="T63"><text:line-break/></text:span><text:span text:style-name="T63"><text:line-break/></text:span><text:span text:style-name="T63"> <text:s text:c="3"/></text:span><text:span text:style-name="T62">private final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public </text:span><text:span text:style-name="T64">ConstructorInjectedController</text:span><text:span text:style-name="T63">(GreetingService greetingService) {</text:span><text:span text:style-name="T63"><text:line-break/></text:span><text:span text:style-name="T63"> <text:s text:c="7"/></text:span><text:span text:style-name="T62">this</text:span><text:span text:style-name="T63">.</text:span><text:span text:style-name="T70">greetingService </text:span><text:span text:style-name="T63">= greetingService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7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text:anchor-type="paragraph" draw:z-index="9" draw:name="Shape9" draw:style-name="gr44" draw:text-style-name="P184" svg:width="16.207cm" svg:height="9.658cm" svg:x="-0.316cm" svg:y="0.471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Impl</text:span><text:span text:style-name="T62">;</text:span><text:span text:style-name="T62"><text:line-break/></text:span><text:span text:style-name="T62">import </text:span><text:span text:style-name="T63">org.junit.jupiter.api.</text:span><text:span text:style-name="T61">BeforeEach</text:span><text:span text:style-name="T62">;</text:span><text:span text:style-name="T62"><text:line-break/></text:span><text:span text:style-name="T62">import </text:span><text:span text:style-name="T63">org.junit.jupiter.api.</text:span><text:span text:style-name="T61">Test</text:span><text:span text:style-name="T62">;</text:span><text:span text:style-name="T62"><text:line-break/></text:span><text:span text:style-name="T62"><text:line-break/></text:span><text:span text:style-name="T62">import static </text:span><text:span text:style-name="T63">org.junit.jupiter.api.Assertions.*</text:span><text:span text:style-name="T62">;</text:span><text:span text:style-name="T62"><text:line-break/></text:span><text:span text:style-name="T62"><text:line-break/></text:span><text:span text:style-name="T62">class </text:span><text:span text:style-name="T63">ConstructorInjectedControllerTest {</text:span><text:span text:style-name="T63"><text:line-break/></text:span><text:span text:style-name="T63"> <text:s text:c="2"/>ConstructorInjectedController </text:span><text:span text:style-name="T70">controller</text:span><text:span text:style-name="T62">;</text:span><text:span text:style-name="T62"><text:line-break/></text:span><text:span text:style-name="T62"> <text:s text:c="3"/></text:span><text:span text:style-name="T61">@BeforeEach</text:span><text:span text:style-name="T61"><text:line-break/></text:span><text:span text:style-name="T61"> <text:s text:c="3"/></text:span><text:span text:style-name="T62">void </text:span><text:span text:style-name="T64">setUp</text:span><text:span text:style-name="T63">() {</text:span><text:span text:style-name="T63"><text:line-break/></text:span><text:span text:style-name="T63"> <text:s text:c="7"/></text:span><text:span text:style-name="T67">// Preferred method Constructor injection</text:span><text:span text:style-name="T67"><text:line-break/></text:span><text:span text:style-name="T67"> <text:s text:c="7"/></text:span><text:span text:style-name="T70">controller </text:span><text:span text:style-name="T63">= </text:span><text:span text:style-name="T62">new </text:span><text:span text:style-name="T63">ConstructorInjectedController(</text:span><text:span text:style-name="T62">new </text:span><text:span text:style-name="T63">GreetingServiceImpl())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1">@Test</text:span><text:span text:style-name="T61"><text:line-break/></text:span><text:span text:style-name="T61"> <text:s text:c="3"/></text:span><text:span text:style-name="T62">void </text:span><text:span text:style-name="T64">getGreeting</text:span><text:span text:style-name="T63">() {</text:span><text:span text:style-name="T63"><text:line-break/></text:span><text:span text:style-name="T63"> <text:s text:c="7"/>System.</text:span><text:span text:style-name="T65">out</text:span><text:span text:style-name="T63">.println(</text:span><text:span text:style-name="T70">controller</text:span><text:span text:style-name="T63">.getGreeting()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2">Lesson 35 – Dependency Injection using Spring Framework</text:p>
      <text:p text:style-name="P42"/>
      <text:p text:style-name="P48">Here we use the @Annotations to tell Spring that the following are </text:p>
      <text:p text:style-name="P48">Spring manageed components</text:p>
      <text:p text:style-name="P48"/>
      <text:p text:style-name="P48">the @Controller s<text:span text:style-name="T22">o</text:span> That is a Spring managed controller</text:p>
      <text:p text:style-name="P48">Also if its not a Constructor Injected Dependency, the @Autowire is required</text:p>
      <text:p text:style-name="P48"/>
      <text:p text:style-name="P48"><draw:frame text:anchor-type="paragraph" draw:z-index="10" draw:name="Shape10" draw:style-name="gr30" draw:text-style-name="P184" svg:width="17.744cm" svg:height="21.374cm" svg:x="-0.083cm" svg:y="1.309cm"><draw:text-box><text:p text:style-name="P182"><text:span text:style-name="T62">package </text:span><text:span text:style-name="T63">guru.springframework.sfgdi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controllers.ConstructorInjectedController</text:span><text:span text:style-name="T62">;</text:span><text:span text:style-name="T62"><text:line-break/></text:span><text:span text:style-name="T62">import </text:span><text:span text:style-name="T63">guru.springframework.sfgdi.controllers.MyController</text:span><text:span text:style-name="T62">;</text:span><text:span text:style-name="T62"><text:line-break/></text:span><text:span text:style-name="T62">import </text:span><text:span text:style-name="T63">guru.springframework.sfgdi.controllers.SetterInjectedController</text:span><text:span text:style-name="T62">;</text:span><text:span text:style-name="T62"><text:line-break/></text:span><text:span text:style-name="T62">import </text:span><text:span text:style-name="T63">guru.springframework.sfgdi.controllers.PropertyInjectionController</text:span><text:span text:style-name="T62">;</text:span><text:span text:style-name="T62"><text:line-break/></text:span><text:span text:style-name="T62">import </text:span><text:span text:style-name="T63">org.springframework.boot.SpringApplication</text:span><text:span text:style-name="T62">;</text:span><text:span text:style-name="T62"><text:line-break/></text:span><text:span text:style-name="T62">import </text:span><text:span text:style-name="T63">org.springframework.boot.autoconfigure.</text:span><text:span text:style-name="T61">SpringBootApplication</text:span><text:span text:style-name="T62">;</text:span><text:span text:style-name="T62"><text:line-break/></text:span><text:span text:style-name="T62">import </text:span><text:span text:style-name="T63">org.springframework.context.ApplicationContext</text:span><text:span text:style-name="T62">;</text:span><text:span text:style-name="T62"><text:line-break/></text:span><text:span text:style-name="T62"><text:line-break/></text:span><text:span text:style-name="T61">@SpringBootApplication</text:span><text:span text:style-name="T61"><text:line-break/></text:span><text:span text:style-name="T62">public class </text:span><text:span text:style-name="T63">SfgDiApplication {</text:span><text:span text:style-name="T63"><text:line-break/></text:span><text:span text:style-name="T63"><text:line-break/></text:span><text:span text:style-name="T63"><text:tab/></text:span><text:span text:style-name="T62">public static void </text:span><text:span text:style-name="T64">main</text:span><text:span text:style-name="T63">(String[] args) {</text:span><text:span text:style-name="T63"><text:line-break/></text:span><text:span text:style-name="T63"><text:line-break/></text:span><text:span text:style-name="T63"><text:tab/></text:span><text:span text:style-name="T63"><text:tab/></text:span><text:span text:style-name="T67">//SpringApplication.run(SfgDiApplication.class, args);</text:span><text:span text:style-name="T67"><text:line-break/></text:span><text:span text:style-name="T67"><text:tab/></text:span><text:span text:style-name="T67"><text:tab/></text:span><text:span text:style-name="T67">// return a context from the application</text:span><text:span text:style-name="T67"><text:line-break/></text:span><text:span text:style-name="T67"><text:tab/></text:span><text:span text:style-name="T67"><text:tab/></text:span><text:span text:style-name="T63">ApplicationContext ctx = SpringApplication.</text:span><text:span text:style-name="T76">run</text:span><text:span text:style-name="T63">(SfgDiApplication.</text:span><text:span text:style-name="T62">class, </text:span><text:span text:style-name="T63">args)</text:span><text:span text:style-name="T62">;</text:span><text:span text:style-name="T62"><text:line-break/></text:span><text:span text:style-name="T62"><text:tab/></text:span><text:span text:style-name="T62"> <text:s text:c="3"/></text:span><text:span text:style-name="T67">/*</text:span><text:span text:style-name="T67"><text:line-break/></text:span><text:span text:style-name="T67"><text:tab/></text:span><text:span text:style-name="T67"> <text:s text:c="6"/>return a reference to the controller from the context</text:span><text:span text:style-name="T67"><text:line-break/></text:span><text:span text:style-name="T67"><text:tab/></text:span><text:span text:style-name="T67"> <text:s text:c="6"/>by default the name is the same, bu starts with lowercase</text:span><text:span text:style-name="T67"><text:line-break/></text:span><text:span text:style-name="T67"><text:tab/></text:span><text:span text:style-name="T67"> <text:s text:c="6"/>Must cast as it's an Object type returned</text:span><text:span text:style-name="T67"><text:line-break/></text:span><text:span text:style-name="T67"><text:tab/></text:span><text:span text:style-name="T67"> <text:s text:c="4"/>*/</text:span><text:span text:style-name="T67"><text:line-break/></text:span><text:span text:style-name="T67"><text:tab/></text:span><text:span text:style-name="T67"><text:tab/></text:span><text:span text:style-name="T63">MyController myController = (MyController)ctx.getBean(</text:span><text:span text:style-name="T66">"myController"</text:span><text:span text:style-name="T63">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3">String greeting = myController.sayHello()</text:span><text:span text:style-name="T62">;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greeting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7">/*</text:span><text:span text:style-name="T67"><text:line-break/></text:span><text:span text:style-name="T67"><text:tab/></text:span><text:span text:style-name="T67"><text:tab/></text:span><text:span text:style-name="T67"> <text:s/>example of Spring managed dependency injections</text:span><text:span text:style-name="T67"><text:line-break/></text:span><text:span text:style-name="T67"><text:tab/></text:span><text:span text:style-name="T67"><text:tab/></text:span><text:span text:style-name="T67"> <text:s/>One needs to add the tags in the Controllers and Service classes/interfaces</text:span><text:span text:style-name="T67"><text:line-break/></text:span><text:span text:style-name="T67"><text:line-break/></text:span><text:span text:style-name="T67"><text:tab/></text:span><text:span text:style-name="T67"><text:tab/></text:span><text:span text:style-name="T67"> */</text:span><text:span text:style-name="T67"><text:line-break/></text:span><text:span text:style-name="T67"><text:line-break/></text:span><text:span text:style-name="T67"><text:tab/></text:span><text:span text:style-name="T67"><text:tab/></text:span><text:span text:style-name="T63">System.</text:span><text:span text:style-name="T65">out</text:span><text:span text:style-name="T63">.println(</text:span><text:span text:style-name="T66">"------ Property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PropertyInjectionController propertyInjectionController = (PropertyInjectionController) </text:span><text:span text:style-name="T63">ctx.getBean(</text:span><text:span text:style-name="T66">"propertyInjectionController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propertyInjectionController.getGreeting()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</text:span><text:span text:style-name="T66">"--------- Setter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etterInjectedController setterInjectedController = (SetterInjectedController) </text:span><text:span text:style-name="T63">ctx.getBean(</text:span><text:span text:style-name="T66">"setterInjectedController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setterInjectedController.getGreeting()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</text:span><text:span text:style-name="T66">"-------- Constructor" 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ConstructorInjectedController constructorInjectedController = </text:span><text:span text:style-name="T63">(ConstructorInjectedController) ctx.getBean(</text:span><text:span text:style-name="T66">"constructorInjectedController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constructorInjectedController.getGreeting())</text:span><text:span text:style-name="T62">;</text:span><text:span text:style-name="T62"><text:line-break/></text:span><text:span text:style-name="T62"><text:tab/></text:span><text:span text:style-name="T63">}</text:span><text:span text:style-name="T63"><text:line-break/></text:span><text:span text:style-name="T63"><text:line-break/></text:span><text:span text:style-name="T63">}</text:span><text:span text:style-name="T63"><text:line-break/></text:span><text:span text:style-name="T63"/></text:p></draw:text-box></draw:frame>The @Service tells Spring that its a Spring managed Service</text:p>
      <text:list xml:id="list3597586462" text:style-name="L4">
        <text:list-item>
          <text:p text:style-name="P142"><text:span text:style-name="T7">A</text:span><text:span text:style-name="T6">pplication main class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95729280402944" text:continue-numbering="true" text:style-name="L4">
        <text:list-item>
          <text:p text:style-name="P143"><text:soft-page-break/>Service Interface</text:p>
        </text:list-item>
      </text:list>
      <text:p text:style-name="P48"/>
      <text:p text:style-name="P48"/>
      <text:p text:style-name="P48"/>
      <text:p text:style-name="P48"><draw:frame text:anchor-type="paragraph" draw:z-index="11" draw:name="Shape11" draw:style-name="gr43" draw:text-style-name="P184" svg:width="14.95cm" svg:height="5.887cm" svg:x="0.314cm" svg:y="0.025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2"><text:line-break/></text:span><text:span text:style-name="T62">public interface </text:span><text:span text:style-name="T63">GreetingService {</text:span><text:span text:style-name="T63"><text:line-break/></text:span><text:span text:style-name="T63"><text:line-break/></text:span><text:span text:style-name="T63"> <text:s text:c="3"/>String </text:span><text:span text:style-name="T64">sayGreeting</text:span><text:span text:style-name="T63">()</text:span><text:span text:style-name="T62">;</text:span><text:span text:style-name="T62"><text:line-break/></text:span><text:span text:style-name="T63">}</text:span><text:span text:style-name="T63"><text:line-break/></text:span><text:span text:style-name="T63"/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0"><text:span text:style-name="T28">package </text:span><text:span text:style-name="T24">guru.springframework.sfgdi.services;</text:span><text:line-break/><text:line-break/><text:span text:style-name="T24">import org.springframework.stereotype.Service;</text:span><text:line-break/><text:line-break/><text:span text:style-name="T24">/*</text:span><text:line-break/><text:span text:style-name="T24">Spring managed service</text:span><text:line-break/><text:span text:style-name="T24">Indicates that an annotated class is a "Service",</text:span><text:line-break/><text:span text:style-name="T24">originally defined by Domain-Driven Design (Evans, 2003)</text:span><text:line-break/><text:span text:style-name="T24">as "an operation offered as an interface that stands alone</text:span><text:line-break/><text:span text:style-name="T24">in the model, with no encapsulated state."</text:span><text:line-break/><text:span text:style-name="T24"> */</text:span><text:line-break/><text:span text:style-name="T24">@Service</text:span><text:line-break/><text:span text:style-name="T24">public class GreetingServiceImpl implements GreetingService{</text:span><text:line-break/><text:span text:style-name="T24"> <text:s text:c="3"/>@Override</text:span><text:line-break/><text:span text:style-name="T24"> <text:s text:c="3"/>public String sayGreeting() {</text:span><text:line-break/><text:span text:style-name="T24"> <text:s text:c="7"/>return "Hello world";</text:span><text:line-break/><text:span text:style-name="T24"> <text:s text:c="3"/>}</text:span><text:line-break/><text:span text:style-name="T24">}</text:span><text:line-break/></text:p>
      <text:p text:style-name="P48"/>
      <text:p text:style-name="P48"/>
      <text:list xml:id="list871402292" text:style-name="L5">
        <text:list-item>
          <text:p text:style-name="P145"><text:span text:style-name="T7">P</text:span><text:span text:style-name="T6">roperty Injected Controller</text:span></text:p>
        </text:list-item>
      </text:list>
      <text:p text:style-name="P49"/>
      <text:p text:style-name="P49"><draw:frame text:anchor-type="paragraph" draw:z-index="12" draw:name="Shape12" draw:style-name="gr39" draw:text-style-name="P184" svg:width="15.049cm" svg:height="8.633cm" svg:x="0.379cm" svg:y="0.016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Autowired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1">@Controller </text:span><text:span text:style-name="T67">// Spring managed controller</text:span><text:span text:style-name="T67"><text:line-break/></text:span><text:span text:style-name="T62">public class </text:span><text:span text:style-name="T63">PropertyInjectionController {</text:span><text:span text:style-name="T63"><text:line-break/></text:span><text:span text:style-name="T63"> <text:s text:c="2"/></text:span><text:span text:style-name="T67">/* Marks a constructor, field, setter method, or config method as</text:span><text:span text:style-name="T67"><text:line-break/></text:span><text:span text:style-name="T67"> <text:s text:c="2"/>to be autowired by Spring's dependency injection facilities.</text:span><text:span text:style-name="T67"><text:line-break/></text:span><text:span text:style-name="T67"> <text:s text:c="3"/>*/</text:span><text:span text:style-name="T67"><text:line-break/></text:span><text:span text:style-name="T67"> <text:s text:c="3"/></text:span><text:span text:style-name="T61">@Autowired</text:span><text:span text:style-name="T61"><text:line-break/></text:span><text:span text:style-name="T61"> <text:s text:c="3"/></text:span><text:span text:style-name="T62">public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<text:line-break/></text:span><text:span text:style-name="T62"><text:line-break/></text:span><text:span text:style-name="T62"> <text:s text:c="3"/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6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list xml:id="list95729932894474" text:continue-numbering="true" text:style-name="L5">
        <text:list-item>
          <text:p text:style-name="P144">Setter Injected Controller</text:p>
        </text:list-item>
      </text:list>
      <text:p text:style-name="P49"/>
      <text:p text:style-name="P49"><draw:frame text:anchor-type="paragraph" draw:z-index="13" draw:name="Shape13" draw:style-name="gr42" draw:text-style-name="P184" svg:width="17.546cm" svg:height="11.51cm" svg:x="0.462cm" svg:y="0.385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Autowired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1">@Controller <text:s/></text:span><text:span text:style-name="T67">// Spring managed controller</text:span><text:span text:style-name="T67"><text:line-break/></text:span><text:span text:style-name="T62">public class </text:span><text:span text:style-name="T63">SetterInjectedController {</text:span><text:span text:style-name="T63"><text:line-break/></text:span><text:span text:style-name="T63"><text:line-break/></text:span><text:span text:style-name="T63"> <text:s text:c="3"/></text:span><text:span text:style-name="T62">private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7">/*</text:span><text:span text:style-name="T67"><text:line-break/></text:span><text:span text:style-name="T67"> <text:s text:c="3"/>Marks a constructor, field, setter method, or config method as to be</text:span><text:span text:style-name="T67"><text:line-break/></text:span><text:span text:style-name="T67"> <text:s text:c="3"/>autowired by Spring's dependency injection facilities.</text:span><text:span text:style-name="T67"><text:line-break/></text:span><text:span text:style-name="T67"> <text:s text:c="3"/>*/</text:span><text:span text:style-name="T67"><text:line-break/></text:span><text:span text:style-name="T67"><text:line-break/></text:span><text:span text:style-name="T67"> <text:s text:c="2"/></text:span><text:span text:style-name="T61">@Autowired</text:span><text:span text:style-name="T61"><text:line-break/></text:span><text:span text:style-name="T61"> <text:s text:c="3"/></text:span><text:span text:style-name="T62">public void </text:span><text:span text:style-name="T64">setGreetingService</text:span><text:span text:style-name="T63">(GreetingService greetingService) {</text:span><text:span text:style-name="T63"><text:line-break/></text:span><text:span text:style-name="T63"> <text:s text:c="7"/></text:span><text:span text:style-name="T62">this</text:span><text:span text:style-name="T63">.</text:span><text:span text:style-name="T70">greetingService </text:span><text:span text:style-name="T63">= greetingService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7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95730410570532" text:continue-numbering="true" text:style-name="L5">
        <text:list-item>
          <text:p text:style-name="P165">Contructor Injected Controller</text:p>
        </text:list-item>
      </text:list>
      <text:p text:style-name="P49"/>
      <text:p text:style-name="P49"><draw:frame text:anchor-type="paragraph" draw:z-index="14" draw:name="Shape14" draw:style-name="gr41" draw:text-style-name="P184" svg:width="16.387cm" svg:height="11.113cm" svg:x="0.711cm" svg:y="0.459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Autowired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1">@Controller </text:span><text:span text:style-name="T67">// Spring managed controller</text:span><text:span text:style-name="T67"><text:line-break/></text:span><text:span text:style-name="T62">public class </text:span><text:span text:style-name="T63">ConstructorInjectedController {</text:span><text:span text:style-name="T63"><text:line-break/></text:span><text:span text:style-name="T63"><text:line-break/></text:span><text:span text:style-name="T63"> <text:s text:c="3"/></text:span><text:span text:style-name="T62">private final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7">//@Autowired // this is optional using constructor injected dependency</text:span><text:span text:style-name="T67"><text:line-break/></text:span><text:span text:style-name="T67"><text:line-break/></text:span><text:span text:style-name="T67"> <text:s text:c="3"/></text:span><text:span text:style-name="T62">public </text:span><text:span text:style-name="T64">ConstructorInjectedController</text:span><text:span text:style-name="T63">(GreetingService greetingService) {</text:span><text:span text:style-name="T63"><text:line-break/></text:span><text:span text:style-name="T63"> <text:s text:c="7"/></text:span><text:span text:style-name="T62">this</text:span><text:span text:style-name="T63">.</text:span><text:span text:style-name="T70">greetingService </text:span><text:span text:style-name="T63">= greetingService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7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49"/>
      <text:list xml:id="list95729599537023" text:continue-numbering="true" text:style-name="L5">
        <text:list-header>
          <text:p text:style-name="P144"/>
        </text:list-header>
      </text:list>
      <text:p text:style-name="P61"><text:line-break/>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03">Lesson 36 – Using Qualifiers</text:p>
      <text:p text:style-name="P43"/>
      <text:p text:style-name="P57">We use the @Qualifier to tell Spring which servive to call for a specific Controller.</text:p>
      <text:p text:style-name="P57"/>
      <text:p text:style-name="P57">In this example we refactor the existing service “GreetingServiceImpl” to </text:p>
      <text:p text:style-name="P57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7"/>
      <text:p text:style-name="P57">We also change the sayGreeting() method to return Hello World – XXX” name constructor”</text:p>
      <text:p text:style-name="P57"/>
      <text:p text:style-name="P62"><text:span text:style-name="T5">In the Controllers we add the qualitiers </text:span><text:span text:style-name="T9">@Qualifier("constructorGreetingService")</text:span></text:p>
      <text:p text:style-name="P67"/>
      <text:list xml:id="list805591336" text:style-name="L6">
        <text:list-header>
          <text:p text:style-name="P161"/>
        </text:list-header>
        <text:list-item>
          <text:p text:style-name="P162">The Services</text:p>
          <text:p text:style-name="P162"/>
        </text:list-item>
      </text:list>
      <text:p text:style-name="P68"><draw:frame text:anchor-type="paragraph" draw:z-index="15" draw:name="Shape15" draw:style-name="gr40" draw:text-style-name="P184" svg:width="15.578cm" svg:height="6.185cm" svg:x="0.28cm" svg:y="0.362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2"><text:line-break/></text:span><text:span text:style-name="T62">public interface </text:span><text:span text:style-name="T63">GreetingService {</text:span><text:span text:style-name="T63"><text:line-break/></text:span><text:span text:style-name="T63"><text:line-break/></text:span><text:span text:style-name="T63"> <text:s text:c="3"/>String </text:span><text:span text:style-name="T64">sayGreeting</text:span><text:span text:style-name="T63">()</text:span><text:span text:style-name="T62">;</text:span><text:span text:style-name="T62"><text:line-break/></text:span><text:span text:style-name="T63">}</text:span><text:span text:style-name="T63"><text:line-break/></text:span><text:span text:style-name="T63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16" draw:name="Shape16" draw:style-name="gr39" draw:text-style-name="P184" svg:width="17.811cm" svg:height="8.633cm" svg:x="-0.116cm" svg:y="0.187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7">/*</text:span><text:span text:style-name="T67"><text:line-break/></text:span><text:span text:style-name="T67">Spring managed service</text:span><text:span text:style-name="T67"><text:line-break/></text:span><text:span text:style-name="T67">Indicates that an annotated class is a "Service",</text:span><text:span text:style-name="T67"><text:line-break/></text:span><text:span text:style-name="T67">originally defined by Domain-Driven Design (Evans, 2003)</text:span><text:span text:style-name="T67"><text:line-break/></text:span><text:span text:style-name="T67">as "an operation offered as an interface that stands alone</text:span><text:span text:style-name="T67"><text:line-break/></text:span><text:span text:style-name="T67">in the model, with no encapsulated state."</text:span><text:span text:style-name="T67"><text:line-break/></text:span><text:span text:style-name="T67"> */</text:span><text:span text:style-name="T67"><text:line-break/></text:span><text:span text:style-name="T61">@Service</text:span><text:span text:style-name="T61"><text:line-break/></text:span><text:span text:style-name="T62">public class </text:span><text:span text:style-name="T63">ConstructorGreetingService </text:span><text:span text:style-name="T62">implements </text:span><text:span text:style-name="T63">GreetingService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ello world - constructor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17" draw:name="Shape17" draw:style-name="gr38" draw:text-style-name="P183" svg:width="16.405cm" svg:height="5.109cm" svg:x="-0.448cm" svg:y="1.182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1">@Service</text:span><text:span text:style-name="T61"><text:line-break/></text:span><text:span text:style-name="T62">public class </text:span><text:span text:style-name="T63">PropertyInjectedGreetingService </text:span><text:span text:style-name="T62">implements </text:span><text:span text:style-name="T63">GreetingService 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ello world - property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95730788075966" text:continue-numbering="true" text:style-name="L6">
        <text:list-item>
          <text:p text:style-name="P162">The Controllers</text:p>
        </text:list-item>
      </text:list>
      <text:p text:style-name="P68"/>
      <text:p text:style-name="P68"><draw:frame text:anchor-type="paragraph" draw:z-index="19" draw:name="Shape19" draw:style-name="gr36" draw:text-style-name="P184" svg:width="16.987cm" svg:height="10.277cm" svg:x="-0.019cm" svg:y="0.081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Autowired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Qualifier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1">@Controller </text:span><text:span text:style-name="T67">// Spring managed controller</text:span><text:span text:style-name="T67"><text:line-break/></text:span><text:span text:style-name="T62">public class </text:span><text:span text:style-name="T63">ConstructorInjectedController {</text:span><text:span text:style-name="T63"><text:line-break/></text:span><text:span text:style-name="T63"><text:line-break/></text:span><text:span text:style-name="T63"> <text:s text:c="3"/></text:span><text:span text:style-name="T62">private final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7">//@Autowired // this is optional using constructor injected dependency</text:span><text:span text:style-name="T67"><text:line-break/></text:span><text:span text:style-name="T67"><text:line-break/></text:span><text:span text:style-name="T67"> <text:s text:c="3"/></text:span><text:span text:style-name="T62">public </text:span><text:span text:style-name="T64">ConstructorInjectedController</text:span><text:span text:style-name="T63">(</text:span><text:span text:style-name="T61">@Qualifier</text:span><text:span text:style-name="T63">(</text:span><text:span text:style-name="T66">"constructorGreetingService"</text:span><text:span text:style-name="T63">) GreetingService </text:span><text:span text:style-name="T63">greetingService) {</text:span><text:span text:style-name="T63"><text:line-break/></text:span><text:span text:style-name="T63"> <text:s text:c="7"/></text:span><text:span text:style-name="T62">this</text:span><text:span text:style-name="T63">.</text:span><text:span text:style-name="T70">greetingService </text:span><text:span text:style-name="T63">= greetingService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7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><draw:frame text:anchor-type="paragraph" draw:z-index="20" draw:name="Shape20" draw:style-name="gr35" draw:text-style-name="P184" svg:width="18.31cm" svg:height="9.455cm" svg:x="-0.416cm" svg:y="0.032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Autowired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Qualifier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1">@Controller </text:span><text:span text:style-name="T67">// Spring managed controller</text:span><text:span text:style-name="T67"><text:line-break/></text:span><text:span text:style-name="T62">public class </text:span><text:span text:style-name="T63">PropertyInjectionController {</text:span><text:span text:style-name="T63"><text:line-break/></text:span><text:span text:style-name="T63"> <text:s text:c="2"/></text:span><text:span text:style-name="T67">/* Marks a constructor, field, setter method, or config method as</text:span><text:span text:style-name="T67"><text:line-break/></text:span><text:span text:style-name="T67"> <text:s text:c="2"/>to be autowired by Spring's dependency injection facilities.</text:span><text:span text:style-name="T67"><text:line-break/></text:span><text:span text:style-name="T67"> <text:s text:c="3"/>*/</text:span><text:span text:style-name="T67"><text:line-break/></text:span><text:span text:style-name="T67"> <text:s text:c="3"/></text:span><text:span text:style-name="T61">@Qualifier</text:span><text:span text:style-name="T63">(</text:span><text:span text:style-name="T66">"propertyInjectedGreetingService"</text:span><text:span text:style-name="T63">)</text:span><text:span text:style-name="T63"><text:line-break/></text:span><text:span text:style-name="T63"> <text:s text:c="3"/></text:span><text:span text:style-name="T61">@Autowired</text:span><text:span text:style-name="T61"><text:line-break/></text:span><text:span text:style-name="T61"> <text:s text:c="3"/></text:span><text:span text:style-name="T62">public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<text:line-break/></text:span><text:span text:style-name="T62"><text:line-break/></text:span><text:span text:style-name="T62"> <text:s text:c="3"/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6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21" draw:name="Shape21" draw:style-name="gr34" draw:text-style-name="P184" svg:width="18.68cm" svg:height="11.921cm" svg:x="-0.549cm" svg:y="0.005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Autowired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Qualifier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1">@Controller <text:s/></text:span><text:span text:style-name="T67">// Spring managed controller</text:span><text:span text:style-name="T67"><text:line-break/></text:span><text:span text:style-name="T62">public class </text:span><text:span text:style-name="T63">SetterInjectedController {</text:span><text:span text:style-name="T63"><text:line-break/></text:span><text:span text:style-name="T63"><text:line-break/></text:span><text:span text:style-name="T63"> <text:s text:c="3"/></text:span><text:span text:style-name="T62">private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7">/*</text:span><text:span text:style-name="T67"><text:line-break/></text:span><text:span text:style-name="T67"> <text:s text:c="3"/>Marks a constructor, field, setter method, or config method as to be</text:span><text:span text:style-name="T67"><text:line-break/></text:span><text:span text:style-name="T67"> <text:s text:c="3"/>autowired by Spring's dependency injection facilities.</text:span><text:span text:style-name="T67"><text:line-break/></text:span><text:span text:style-name="T67"> <text:s text:c="3"/>*/</text:span><text:span text:style-name="T67"><text:line-break/></text:span><text:span text:style-name="T67"> <text:s/></text:span><text:span text:style-name="T61">@Qualifier</text:span><text:span text:style-name="T63">(</text:span><text:span text:style-name="T66">"setterInjectedGreetingService"</text:span><text:span text:style-name="T63">)</text:span><text:span text:style-name="T63"><text:line-break/></text:span><text:span text:style-name="T63"> <text:s text:c="2"/></text:span><text:span text:style-name="T61">@Autowired</text:span><text:span text:style-name="T61"><text:line-break/></text:span><text:span text:style-name="T61"> <text:s text:c="3"/></text:span><text:span text:style-name="T62">public void </text:span><text:span text:style-name="T64">setGreetingService</text:span><text:span text:style-name="T63">(GreetingService greetingService) {</text:span><text:span text:style-name="T63"><text:line-break/></text:span><text:span text:style-name="T63"> <text:s text:c="7"/></text:span><text:span text:style-name="T62">this</text:span><text:span text:style-name="T63">.</text:span><text:span text:style-name="T70">greetingService </text:span><text:span text:style-name="T63">= greetingService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getGreeting</text:span><text:span text:style-name="T63">(){</text:span><text:span text:style-name="T63"><text:line-break/></text:span><text:span text:style-name="T63"> <text:s text:c="7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><draw:frame text:anchor-type="paragraph" draw:z-index="18" draw:name="Shape18" draw:style-name="gr37" draw:text-style-name="P183" svg:width="17.017cm" svg:height="4.945cm" svg:x="-0.448cm" svg:y="0.058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1">@Service</text:span><text:span text:style-name="T61"><text:line-break/></text:span><text:span text:style-name="T62">public class </text:span><text:span text:style-name="T63">SetterInjectedGreetingService </text:span><text:span text:style-name="T62">implements </text:span><text:span text:style-name="T63">GreetingService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ello world - Setter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Lesson 37 Primary Beans</text:p>
      <text:p text:style-name="P69"/>
      <text:p text:style-name="P71">If you ommit the @Qualifier tag and use the @Primary tag, it will tell</text:p>
      <text:p text:style-name="P71">the Framework to usew this Service as a Primary bean when it </text:p>
      <text:p text:style-name="P71">needs to call one among many.</text:p>
      <text:p text:style-name="P71"/>
      <text:p text:style-name="P71"/>
      <text:p text:style-name="P71"><draw:frame text:anchor-type="paragraph" draw:z-index="22" draw:name="Shape22" draw:style-name="gr33" draw:text-style-name="P184" svg:width="16.207cm" svg:height="2.73cm" svg:x="-0.067cm" svg:y="0.086cm"><draw:text-box><text:p text:style-name="P182"><text:span text:style-name="T61">@Primary</text:span><text:span text:style-name="T61"><text:line-break/></text:span><text:span text:style-name="T61">@Service</text:span><text:span text:style-name="T61"><text:line-break/></text:span><text:span text:style-name="T62">public class </text:span><text:span text:style-name="T63">PrimaryGreetingService </text:span><text:span text:style-name="T62">implements </text:span><text:span text:style-name="T63">GreetingService{</text:span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4">Code below of example</text:p>
      <text:p text:style-name="P71"/>
      <text:p text:style-name="P71"><draw:frame text:anchor-type="paragraph" draw:z-index="23" draw:name="Shape23" draw:style-name="gr32" draw:text-style-name="P183" svg:width="12.9cm" svg:height="4.112cm" svg:x="0.065cm" svg:y="0.321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2"><text:line-break/></text:span><text:span text:style-name="T62">public interface </text:span><text:span text:style-name="T63">GreetingService {</text:span><text:span text:style-name="T63"><text:line-break/></text:span><text:span text:style-name="T63"><text:line-break/></text:span><text:span text:style-name="T63"> <text:s text:c="3"/>String </text:span><text:span text:style-name="T64">sayGreeting</text:span><text:span text:style-name="T63">()</text:span><text:span text:style-name="T62">;</text:span><text:span text:style-name="T62"><text:line-break/></text:span><text:span text:style-name="T63">}</text:span><text:span text:style-name="T63"><text:line-break/></text:span><text:span text:style-name="T63"/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text:anchor-type="paragraph" draw:z-index="24" draw:name="Shape24" draw:style-name="gr31" draw:text-style-name="P184" svg:width="17.084cm" svg:height="8.222cm" svg:x="-0.15cm" svg:y="0.347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context.annotation.</text:span><text:span text:style-name="T61">Primary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7">/*</text:span><text:span text:style-name="T67"><text:line-break/></text:span><text:span text:style-name="T67">Indicates that a bean should be given preference when multiple candidates</text:span><text:span text:style-name="T67"><text:line-break/></text:span><text:span text:style-name="T67">are qualified to autowire a single-valued dependency.</text:span><text:span text:style-name="T67"><text:line-break/></text:span><text:span text:style-name="T67">If exactly one 'primary' bean exists among the candidates,</text:span><text:span text:style-name="T67"><text:line-break/></text:span><text:span text:style-name="T67">it will be the autowired value.</text:span><text:span text:style-name="T67"><text:line-break/></text:span><text:span text:style-name="T67"> */</text:span><text:span text:style-name="T67"><text:line-break/></text:span><text:span text:style-name="T61">@Primary</text:span><text:span text:style-name="T61"><text:line-break/></text:span><text:span text:style-name="T61">@Service</text:span><text:span text:style-name="T61"><text:line-break/></text:span><text:span text:style-name="T62">public class </text:span><text:span text:style-name="T63">PrimaryGreetingService </text:span><text:span text:style-name="T62">implements </text:span><text:span text:style-name="T63">GreetingService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ello world from Primary Bean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2">*Note below Controller has no @Qualifier só it will use the Primary bean service</text:p>
      <text:p text:style-name="P72"/>
      <text:p text:style-name="P72"><draw:frame text:anchor-type="paragraph" draw:z-index="25" draw:name="Shape25" draw:style-name="gr31" draw:text-style-name="P184" svg:width="17.347cm" svg:height="8.222cm" svg:x="0.231cm" svg:y="0.132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7">// add as Spring managed controller</text:span><text:span text:style-name="T67"><text:line-break/></text:span><text:span text:style-name="T61">@Controller</text:span><text:span text:style-name="T61"><text:line-break/></text:span><text:span text:style-name="T62">public class </text:span><text:span text:style-name="T63">MyController {</text:span><text:span text:style-name="T63"><text:line-break/></text:span><text:span text:style-name="T63"> <text:s/></text:span><text:span text:style-name="T62">private final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public </text:span><text:span text:style-name="T64">MyController</text:span><text:span text:style-name="T63">(GreetingService greetingService) {</text:span><text:span text:style-name="T63"><text:line-break/></text:span><text:span text:style-name="T63"> <text:s text:c="7"/></text:span><text:span text:style-name="T62">this</text:span><text:span text:style-name="T63">.</text:span><text:span text:style-name="T70">greetingService </text:span><text:span text:style-name="T63">= greetingService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sayHello</text:span><text:span text:style-name="T63">(){</text:span><text:span text:style-name="T63"><text:line-break/></text:span><text:span text:style-name="T63"><text:line-break/></text:span><text:span text:style-name="T63"> <text:s text:c="7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05"/>
      <text:p text:style-name="P72"/>
      <text:p text:style-name="P72"><draw:frame text:anchor-type="paragraph" draw:z-index="26" draw:name="Shape26" draw:style-name="gr30" draw:text-style-name="P184" svg:width="18.474cm" svg:height="21.374cm" svg:x="0.153cm" svg:y="0.302cm"><draw:text-box><text:p text:style-name="P182"><text:span text:style-name="T62">package </text:span><text:span text:style-name="T63">guru.springframework.sfgdi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controllers.ConstructorInjectedController</text:span><text:span text:style-name="T62">;</text:span><text:span text:style-name="T62"><text:line-break/></text:span><text:span text:style-name="T62">import </text:span><text:span text:style-name="T63">guru.springframework.sfgdi.controllers.MyController</text:span><text:span text:style-name="T62">;</text:span><text:span text:style-name="T62"><text:line-break/></text:span><text:span text:style-name="T62">import </text:span><text:span text:style-name="T63">guru.springframework.sfgdi.controllers.SetterInjectedController</text:span><text:span text:style-name="T62">;</text:span><text:span text:style-name="T62"><text:line-break/></text:span><text:span text:style-name="T62">import </text:span><text:span text:style-name="T63">guru.springframework.sfgdi.controllers.PropertyInjectionController</text:span><text:span text:style-name="T62">;</text:span><text:span text:style-name="T62"><text:line-break/></text:span><text:span text:style-name="T62">import </text:span><text:span text:style-name="T63">org.springframework.boot.SpringApplication</text:span><text:span text:style-name="T62">;</text:span><text:span text:style-name="T62"><text:line-break/></text:span><text:span text:style-name="T62">import </text:span><text:span text:style-name="T63">org.springframework.boot.autoconfigure.</text:span><text:span text:style-name="T61">SpringBootApplication</text:span><text:span text:style-name="T62">;</text:span><text:span text:style-name="T62"><text:line-break/></text:span><text:span text:style-name="T62">import </text:span><text:span text:style-name="T63">org.springframework.context.ApplicationContext</text:span><text:span text:style-name="T62">;</text:span><text:span text:style-name="T62"><text:line-break/></text:span><text:span text:style-name="T62"><text:line-break/></text:span><text:span text:style-name="T61">@SpringBootApplication</text:span><text:span text:style-name="T61"><text:line-break/></text:span><text:span text:style-name="T62">public class </text:span><text:span text:style-name="T63">SfgDiApplication {</text:span><text:span text:style-name="T63"><text:line-break/></text:span><text:span text:style-name="T63"><text:line-break/></text:span><text:span text:style-name="T63"><text:tab/></text:span><text:span text:style-name="T62">public static void </text:span><text:span text:style-name="T64">main</text:span><text:span text:style-name="T63">(String[] args) {</text:span><text:span text:style-name="T63"><text:line-break/></text:span><text:span text:style-name="T63"><text:line-break/></text:span><text:span text:style-name="T63"><text:tab/></text:span><text:span text:style-name="T63"><text:tab/></text:span><text:span text:style-name="T67">//SpringApplication.run(SfgDiApplication.class, args);</text:span><text:span text:style-name="T67"><text:line-break/></text:span><text:span text:style-name="T67"><text:tab/></text:span><text:span text:style-name="T67"><text:tab/></text:span><text:span text:style-name="T67">// return a context from the application</text:span><text:span text:style-name="T67"><text:line-break/></text:span><text:span text:style-name="T67"><text:tab/></text:span><text:span text:style-name="T67"><text:tab/></text:span><text:span text:style-name="T63">ApplicationContext ctx = SpringApplication.</text:span><text:span text:style-name="T76">run</text:span><text:span text:style-name="T63">(SfgDiApplication.</text:span><text:span text:style-name="T62">class, </text:span><text:span text:style-name="T63">args)</text:span><text:span text:style-name="T62">;</text:span><text:span text:style-name="T62"><text:line-break/></text:span><text:span text:style-name="T62"><text:tab/></text:span><text:span text:style-name="T62"> <text:s text:c="3"/></text:span><text:span text:style-name="T67">/*</text:span><text:span text:style-name="T67"><text:line-break/></text:span><text:span text:style-name="T67"><text:tab/></text:span><text:span text:style-name="T67"> <text:s text:c="6"/>return a reference to the controller from the context</text:span><text:span text:style-name="T67"><text:line-break/></text:span><text:span text:style-name="T67"><text:tab/></text:span><text:span text:style-name="T67"> <text:s text:c="6"/>by default the name is the same, bu starts with lowercase</text:span><text:span text:style-name="T67"><text:line-break/></text:span><text:span text:style-name="T67"><text:tab/></text:span><text:span text:style-name="T67"> <text:s text:c="6"/>Must cast as it's an Object type returned</text:span><text:span text:style-name="T67"><text:line-break/></text:span><text:span text:style-name="T67"><text:tab/></text:span><text:span text:style-name="T67"> <text:s text:c="4"/>*/</text:span><text:span text:style-name="T67"><text:line-break/></text:span><text:span text:style-name="T67"><text:tab/></text:span><text:span text:style-name="T67"><text:tab/></text:span><text:span text:style-name="T63">MyController myController = (MyController)ctx.getBean(</text:span><text:span text:style-name="T66">"myController"</text:span><text:span text:style-name="T63">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</text:span><text:span text:style-name="T66">"------ Primary Bean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myController.sayHello()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7">/*</text:span><text:span text:style-name="T67"><text:line-break/></text:span><text:span text:style-name="T67"><text:tab/></text:span><text:span text:style-name="T67"><text:tab/></text:span><text:span text:style-name="T67"> <text:s/>example of Spring managed dependency injections</text:span><text:span text:style-name="T67"><text:line-break/></text:span><text:span text:style-name="T67"><text:tab/></text:span><text:span text:style-name="T67"><text:tab/></text:span><text:span text:style-name="T67"> <text:s/>One needs to add the tags in the Controllers and Service classes/interfaces</text:span><text:span text:style-name="T67"><text:line-break/></text:span><text:span text:style-name="T67"><text:line-break/></text:span><text:span text:style-name="T67"><text:tab/></text:span><text:span text:style-name="T67"><text:tab/></text:span><text:span text:style-name="T67"> */</text:span><text:span text:style-name="T67"><text:line-break/></text:span><text:span text:style-name="T67"><text:line-break/></text:span><text:span text:style-name="T67"><text:tab/></text:span><text:span text:style-name="T67"><text:tab/></text:span><text:span text:style-name="T63">System.</text:span><text:span text:style-name="T65">out</text:span><text:span text:style-name="T63">.println(</text:span><text:span text:style-name="T66">"------ Property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PropertyInjectionController propertyInjectionController = (PropertyInjectionController) </text:span><text:span text:style-name="T63">ctx.getBean(</text:span><text:span text:style-name="T66">"propertyInjectionController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propertyInjectionController.getGreeting()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</text:span><text:span text:style-name="T66">"--------- Setter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etterInjectedController setterInjectedController = (SetterInjectedController) </text:span><text:span text:style-name="T63">ctx.getBean(</text:span><text:span text:style-name="T66">"setterInjectedController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setterInjectedController.getGreeting()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</text:span><text:span text:style-name="T66">"-------- Constructor" 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ConstructorInjectedController constructorInjectedController = </text:span><text:span text:style-name="T63">(ConstructorInjectedController) ctx.getBean(</text:span><text:span text:style-name="T66">"constructorInjectedController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3">System.</text:span><text:span text:style-name="T65">out</text:span><text:span text:style-name="T63">.println(constructorInjectedController.getGreeting())</text:span><text:span text:style-name="T62">;</text:span><text:span text:style-name="T62"><text:line-break/></text:span><text:span text:style-name="T62"><text:tab/></text:span><text:span text:style-name="T63">}</text:span><text:span text:style-name="T63"><text:line-break/>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06">Spring Profiles- Lesson 38</text:p>
      <text:p text:style-name="P70"/>
      <text:p text:style-name="P75">It allows one to have beans in your configu<text:span text:style-name="T23">ra</text:span>tion that will take on different characteristics.</text:p>
      <text:p text:style-name="P75"/>
      <text:p text:style-name="P75">Example.</text:p>
      <text:p text:style-name="P75">You could be running H2 database in your development environment</text:p>
      <text:p text:style-name="P75">and MySQL in your production environment.</text:p>
      <text:p text:style-name="P75"/>
      <text:p text:style-name="P75">You are controlling the SQL beans with a specific profile.</text:p>
      <text:p text:style-name="P75">It’s one of the most commonly used features of dependency injection in the Spring Framework.</text:p>
      <text:p text:style-name="P75">Profiles allow you to control your Spring application in different runtime environments.</text:p>
      <text:p text:style-name="P75">It allows your Spring application to behave differently by using Inversion of Control.</text:p>
      <text:p text:style-name="P75"/>
      <text:p text:style-name="P75">Inversion of Control</text:p>
      <text:p text:style-name="P75">• Inversion of Control - aka IoC</text:p>
      <text:p text:style-name="P75">• Is a technique to allow dependencies to be injected at runtime</text:p>
      <text:p text:style-name="P75">• Dependencies are not predetermined</text:p>
      <text:p text:style-name="P75">• Allows the framework to compose the application by controlling which implementation is</text:p>
      <text:p text:style-name="P75">injected</text:p>
      <text:p text:style-name="P75">• Example - H2 in memory data source or MySQL data source</text:p>
      <text:p text:style-name="P75"/>
      <text:p text:style-name="P75"/>
      <text:p text:style-name="P76">Your Spring Application will act acording to the active Profile. (Set in Applications properties File)</text:p>
      <text:p text:style-name="P76"/>
      <text:p text:style-name="P76"/>
      <text:p text:style-name="P77">Application.properties</text:p>
      <text:p text:style-name="P77"/>
      <text:p text:style-name="P85">spring.profiles.active=PT</text:p>
      <text:p text:style-name="P85"/>
      <text:p text:style-name="P85">in the Service classes</text:p>
      <text:p text:style-name="P85"/>
      <text:p text:style-name="P77"><text:span text:style-name="T29">@Profile("ES")</text:span><text:line-break/><text:span text:style-name="T29">@Service("I18nService")</text:span><text:line-break/><text:span text:style-name="T29">public class I18nSpanishGreetingService implements GreetingService{</text:span></text:p>
      <text:p text:style-name="P85"/>
      <text:p text:style-name="P85"/>
      <text:p text:style-name="P85">in the Controller</text:p>
      <text:p text:style-name="P85"/>
      <text:p text:style-name="P77"><text:span text:style-name="T29">@Controller</text:span><text:line-break/><text:span text:style-name="T29">public class I18nController {</text:span><text:line-break/><text:line-break/><text:span text:style-name="T29"> <text:s text:c="3"/>private final GreetingService greetingService;</text:span><text:line-break/><text:line-break/><text:span text:style-name="T29"> <text:s text:c="3"/>public I18nController(@Qualifier("I18nService") GreetingService greetingService) {</text:span><text:line-break/><text:span text:style-name="T29"> <text:s text:c="7"/>this.greetingService = greetingService;</text:span><text:line-break/><text:span text:style-name="T29"> <text:s text:c="3"/>}</text:span></text:p>
      <text:p text:style-name="P85"/>
      <text:p text:style-name="P86">In the Main method</text:p>
      <text:p text:style-name="P86"/>
      <text:p text:style-name="P78"><text:span text:style-name="T29">public static void main(String[] args) {</text:span><text:line-break/><text:line-break/><text:span text:style-name="T29"><text:tab/>//SpringApplication.run(SfgDiApplication.class, args);</text:span><text:line-break/><text:span text:style-name="T29"><text:tab/>// return a context from the application</text:span><text:line-break/><text:span text:style-name="T29"><text:tab/>ApplicationContext ctx = SpringApplication.</text:span><text:span text:style-name="T31">run</text:span><text:span text:style-name="T29">(SfgDiApplication.class, args);</text:span><text:line-break/><text:line-break/><text:span text:style-name="T29"><text:tab/>I18nController i18nController= (I18nController) ctx.getBean("i18nController");</text:span><text:line-break/><text:span text:style-name="T29"><text:tab/>System.</text:span><text:span text:style-name="T31">out</text:span><text:span text:style-name="T29">.println(i18nController.sayHello());</text:span></text:p>
      <text:p text:style-name="P86"/>
      <text:p text:style-name="P109"/>
      <text:p text:style-name="P78"/>
      <text:p text:style-name="P78"/>
      <text:p text:style-name="P78"/>
      <text:p text:style-name="P86"/>
      <text:p text:style-name="P85"/>
      <text:p text:style-name="P85"/>
      <text:p text:style-name="P77"/>
      <text:p text:style-name="P77"/>
      <text:p text:style-name="P77"/>
      <text:p text:style-name="P77"><draw:frame text:anchor-type="paragraph" draw:z-index="27" draw:name="Shape27" draw:style-name="gr29" draw:text-style-name="P183" svg:width="16.382cm" svg:height="8.395cm" svg:x="-0.183cm" svg:y="0.085cm"><draw:text-box><text:p text:style-name="P182"><text:span text:style-name="T62">package </text:span><text:span text:style-name="T63">guru.springframework.sfgdi.controllers</text:span><text:span text:style-name="T62">;</text:span><text:span text:style-name="T62"><text:line-break/></text:span><text:span text:style-name="T62"><text:line-break/></text:span><text:span text:style-name="T62">import </text:span><text:span text:style-name="T63">guru.springframework.sfgdi.services.GreetingService</text:span><text:span text:style-name="T62">;</text:span><text:span text:style-name="T62"><text:line-break/></text:span><text:span text:style-name="T62">import </text:span><text:span text:style-name="T63">org.springframework.beans.factory.annotation.</text:span><text:span text:style-name="T61">Qualifier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ntroller</text:span><text:span text:style-name="T62">;</text:span><text:span text:style-name="T62"><text:line-break/></text:span><text:span text:style-name="T62"><text:line-break/></text:span><text:span text:style-name="T61">@Controller</text:span><text:span text:style-name="T61"><text:line-break/></text:span><text:span text:style-name="T62">public class </text:span><text:span text:style-name="T63">I18nController {</text:span><text:span text:style-name="T63"><text:line-break/></text:span><text:span text:style-name="T63"><text:line-break/></text:span><text:span text:style-name="T63"> <text:s text:c="3"/></text:span><text:span text:style-name="T62">private final </text:span><text:span text:style-name="T63">GreetingService </text:span><text:span text:style-name="T70">greetingService</text:span><text:span text:style-name="T62">;</text:span><text:span text:style-name="T62"><text:line-break/></text:span><text:span text:style-name="T62"><text:line-break/></text:span><text:span text:style-name="T62"> <text:s text:c="3"/>public </text:span><text:span text:style-name="T64">I18nController</text:span><text:span text:style-name="T63">(</text:span><text:span text:style-name="T61">@Qualifier</text:span><text:span text:style-name="T63">(</text:span><text:span text:style-name="T66">"I18nService"</text:span><text:span text:style-name="T63">) GreetingService greetingService) {</text:span><text:span text:style-name="T63"><text:line-break/></text:span><text:span text:style-name="T63"> <text:s text:c="7"/></text:span><text:span text:style-name="T62">this</text:span><text:span text:style-name="T63">.</text:span><text:span text:style-name="T70">greetingService </text:span><text:span text:style-name="T63">= greetingService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sayHello</text:span><text:span text:style-name="T63">(){</text:span><text:span text:style-name="T63"><text:line-break/></text:span><text:span text:style-name="T63"> <text:s text:c="7"/></text:span><text:span text:style-name="T62">return </text:span><text:span text:style-name="T70">greetingService</text:span><text:span text:style-name="T63">.sayGreeting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text:anchor-type="paragraph" draw:z-index="28" draw:name="Shape28" draw:style-name="gr28" draw:text-style-name="P183" svg:width="18.978cm" svg:height="6.167cm" svg:x="-1.314cm" svg:y="0.305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context.annotation.</text:span><text:span text:style-name="T61">Profile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1">@Profile</text:span><text:span text:style-name="T63">(</text:span><text:span text:style-name="T66">"EN"</text:span><text:span text:style-name="T63">)</text:span><text:span text:style-name="T63"><text:line-break/></text:span><text:span text:style-name="T61">@Service</text:span><text:span text:style-name="T63">(</text:span><text:span text:style-name="T66">"I18nService"</text:span><text:span text:style-name="T63">)</text:span><text:span text:style-name="T63"><text:line-break/></text:span><text:span text:style-name="T62">public class </text:span><text:span text:style-name="T63">I18NEnglishGreetingService </text:span><text:span text:style-name="T62">implements </text:span><text:span text:style-name="T63">GreetingService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ello world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text:p text:style-name="P182"><text:span text:style-name="T63"/>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text:anchor-type="paragraph" draw:z-index="29" draw:name="Shape29" draw:style-name="gr27" draw:text-style-name="P183" svg:width="16.982cm" svg:height="6.014cm" svg:x="-0.808cm" svg:y="2.909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context.annotation.</text:span><text:span text:style-name="T61">Profile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1">@Profile</text:span><text:span text:style-name="T63">(</text:span><text:span text:style-name="T66">"PT"</text:span><text:span text:style-name="T63">)</text:span><text:span text:style-name="T63"><text:line-break/></text:span><text:span text:style-name="T61">@Service</text:span><text:span text:style-name="T63">(</text:span><text:span text:style-name="T66">"I18nService"</text:span><text:span text:style-name="T63">)</text:span><text:span text:style-name="T63"><text:line-break/></text:span><text:span text:style-name="T62">public class </text:span><text:span text:style-name="T63">I18nPortugueseGreetingService </text:span><text:span text:style-name="T62">implements </text:span><text:span text:style-name="T63">GreetingService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Olá Mundo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107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text:anchor-type="paragraph" draw:z-index="30" draw:name="Shape30" draw:style-name="gr26" draw:text-style-name="P183" svg:width="17.439cm" svg:height="5.756cm" svg:x="-1.362cm" svg:y="0.016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context.annotation.</text:span><text:span text:style-name="T61">Profile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Service</text:span><text:span text:style-name="T62">;</text:span><text:span text:style-name="T62"><text:line-break/></text:span><text:span text:style-name="T62"><text:line-break/></text:span><text:span text:style-name="T61">@Profile</text:span><text:span text:style-name="T63">(</text:span><text:span text:style-name="T66">"ES"</text:span><text:span text:style-name="T63">)</text:span><text:span text:style-name="T63"><text:line-break/></text:span><text:span text:style-name="T61">@Service</text:span><text:span text:style-name="T63">(</text:span><text:span text:style-name="T66">"I18nService"</text:span><text:span text:style-name="T63">)</text:span><text:span text:style-name="T63"><text:line-break/></text:span><text:span text:style-name="T62">public class </text:span><text:span text:style-name="T63">I18nSpanishGreetingService </text:span><text:span text:style-name="T62">implements </text:span><text:span text:style-name="T63">GreetingService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ola Mundo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3">You can set a default Profile, só that if its not specified</text:p>
      <text:p text:style-name="P73">in the applications property , then that one will be used</text:p>
      <text:p text:style-name="P73"/>
      <text:p text:style-name="P73"/>
      <text:p text:style-name="P79">below I set the Portuguese Service class as default</text:p>
      <text:p text:style-name="P79"/>
      <text:p text:style-name="P79"><text:span text:style-name="T29">@Profile({"PT","default"})</text:span><text:line-break/><text:span text:style-name="T29">@Service("I18nService")</text:span><text:line-break/><text:span text:style-name="T29">public class I18nPortugueseGreetingService implements GreetingService{</text:span></text:p>
      <text:p text:style-name="P79"/>
      <text:p text:style-name="P79"/>
      <text:p text:style-name="P80">And I commement out the properties entry</text:p>
      <text:p text:style-name="P80"/>
      <text:p text:style-name="P87">#spring.profiles.active=EN</text:p>
      <text:p text:style-name="P80"/>
      <text:p text:style-name="P80"/>
      <text:p text:style-name="P80">outpts</text:p>
      <text:p text:style-name="P80"/>
      <text:p text:style-name="P80">Olá Mundo</text:p>
      <text:p text:style-name="P80">------ Primary Bean</text:p>
      <text:p text:style-name="P80">Hello world from Primary Bean</text:p>
      <text:p text:style-name="P80">…</text:p>
      <text:p text:style-name="P80"/>
      <text:p text:style-name="P80"/>
      <text:p text:style-name="P108">Assignment 4 -Dependency injection</text:p>
      <text:p text:style-name="P81"/>
      <text:p text:style-name="P81">I made a mess of the working directory by pulling in the assignment instead of fetching and checking out.</text:p>
      <text:p text:style-name="P81"/>
      <text:p text:style-name="P81">So I re-did it by </text:p>
      <text:p text:style-name="P81"/>
      <text:p text:style-name="P81">Resetting to prev ious commit</text:p>
      <text:p text:style-name="P81">deleteing the branch</text:p>
      <text:p text:style-name="P81">and now using the fect command instead</text:p>
      <text:p text:style-name="P81"/>
      <text:p text:style-name="P81">&gt; git log –oneline</text:p>
      <text:p text:style-name="P81">&gt;git reset --hard d43e825 → to my previous work</text:p>
      <text:p text:style-name="P81">&gt;git switch default-profile → moved to previous branch and checked that all worked</text:p>
      <text:p text:style-name="P81">&gt; git branch -d di-assignment → deleted the assignment branch</text:p>
      <text:p text:style-name="P81"/>
      <text:p text:style-name="P82">Now I started over</text:p>
      <text:p text:style-name="P82">===============</text:p>
      <text:p text:style-name="P82"/>
      <text:p text:style-name="P82"/>
      <text:p text:style-name="P83">&gt;git chechout upstream/di.assignment</text:p>
      <text:p text:style-name="P83"/>
      <text:p text:style-name="P83">*****</text:p>
      <text:p text:style-name="P83">You are in 'detached HEAD' state. You can look around, make experimental</text:p>
      <text:p text:style-name="P83">changes and commit them, and you can discard any commits you make in this</text:p>
      <text:p text:style-name="P83">state without impacting any branches by switching back to a branch.</text:p>
      <text:p text:style-name="P83"/>
      <text:p text:style-name="P83">If you want to create a new branch to retain commits you create, you may</text:p>
      <text:p text:style-name="P83">do so (now or later) by using -c with the switch command. Example:</text:p>
      <text:p text:style-name="P83"/>
      <text:p text:style-name="P83"><text:s text:c="2"/>git switch -c &lt;new-branch-name&gt;</text:p>
      <text:p text:style-name="P83"/>
      <text:p text:style-name="P83">Or undo this operation with:</text:p>
      <text:p text:style-name="P83"/>
      <text:p text:style-name="P83"><text:s text:c="2"/>git switch -</text:p>
      <text:p text:style-name="P83"/>
      <text:p text:style-name="P82">****</text:p>
      <text:p text:style-name="P82"/>
      <text:p text:style-name="P83">Fix project create new local branch and add and commit and push branch to my repro</text:p>
      <text:p text:style-name="P83"/>
      <text:p text:style-name="P84">&gt; git fetch upstream di-assignment</text:p>
      <text:p text:style-name="P84">&gt;git branch -r</text:p>
      <text:p text:style-name="P84">…</text:p>
      <text:p text:style-name="P84">origin/spring-di</text:p>
      <text:p text:style-name="P84"><text:s text:c="2"/>origin/using-qualifiers</text:p>
      <text:p text:style-name="P84"><text:s text:c="2"/>upstream/di-assignment</text:p>
      <text:p text:style-name="P84"/>
      <text:p text:style-name="P84">&gt; it checkout upstream/di-assignment</text:p>
      <text:p text:style-name="P84"/>
      <text:p text:style-name="P84">Now I worked on and fixed the project</text:p>
      <text:p text:style-name="P84"/>
      <text:p text:style-name="P84">PS I dont merge as I don’t want to to change my other files / branches</text:p>
      <text:p text:style-name="P84"/>
      <text:p text:style-name="P84">&gt; git switch -c di-assignment</text:p>
      <text:p text:style-name="P84"/>
      <text:p text:style-name="P84">&gt; git add .</text:p>
      <text:p text:style-name="P84"/>
      <text:p text:style-name="P84">&gt;git status</text:p>
      <text:p text:style-name="P84"/>
      <text:p text:style-name="P84">***********</text:p>
      <text:p text:style-name="P84">On branch di-assignment</text:p>
      <text:p text:style-name="P84">Changes to be committed:</text:p>
      <text:p text:style-name="P84"><text:s text:c="2"/>(use "git restore --staged &lt;file&gt;..." to unstage)</text:p>
      <text:p text:style-name="P84"><text:s text:c="8"/>new file: <text:s text:c="2"/>.~lock.WhatIDid.odt#</text:p>
      <text:p text:style-name="P84"><text:s text:c="8"/>new file: <text:s text:c="2"/>WhatIDid.odt</text:p>
      <text:p text:style-name="P84"><text:s text:c="8"/>modified: <text:s text:c="2"/>pom.xml</text:p>
      <text:p text:style-name="P84"><text:s text:c="8"/>modified: <text:s text:c="2"/>src/main/java/guru/springframework/sfgdi/controllers/PetController.java</text:p>
      <text:p text:style-name="P84"><text:s text:c="8"/>modified: <text:s text:c="2"/>src/main/java/guru/springframework/sfgdi/services/CatPetService.java</text:p>
      <text:p text:style-name="P84"><text:s text:c="8"/>modified: <text:s text:c="2"/>src/main/java/guru/springframework/sfgdi/services/DogPetService.java</text:p>
      <text:p text:style-name="P84"><text:s text:c="8"/>modified: <text:s text:c="2"/>src/main/resources/application.properties</text:p>
      <text:p text:style-name="P84"><text:soft-page-break/>&gt; git push origin di-assignment</text:p>
      <text:p text:style-name="P84"/>
      <text:p text:style-name="P84"/>
      <text:p text:style-name="P83"/>
      <text:p text:style-name="P83"/>
      <text:p text:style-name="P83"/>
      <text:p text:style-name="P83"/>
      <text:p text:style-name="P82"/>
      <text:p text:style-name="P81"/>
      <text:p text:style-name="P81"/>
      <text:h text:style-name="P130" text:outline-level="1">Section 5 Spring Fram<text:span text:style-name="T37">e</text:span>work Configuration</text:h>
      <text:p text:style-name="P111"/>
      <text:p text:style-name="P112"/>
      <text:p text:style-name="P113">Lesson 72 Component Scan</text:p>
      <text:p text:style-name="P113"/>
      <text:p text:style-name="P115">• Annotation Based Configuration - Annotations introduced in Java 5</text:p>
      <text:p text:style-name="P115">• Introduced in Spring Framework 3</text:p>
      <text:p text:style-name="P115">• Spring beans found via ‘Component Scans’</text:p>
      <text:p text:style-name="P115">• A scan of packages for annotated components</text:p>
      <text:p text:style-name="P115">• Spring Beans are found via class level annotations</text:p>
      <text:p text:style-name="P115">• @Controller, @Service, @Component, @Repository</text:p>
      <text:p text:style-name="P115"/>
      <text:p text:style-name="P110"><text:span text:style-name="T40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14"/>
      <text:p text:style-name="P114"/>
      <text:p text:style-name="P116">At times you may need to use a ja<text:span text:style-name="T36">r</text:span> etc that is not under the directory structure of your main method class. Such as you need to import another jar file etc</text:p>
      <text:p text:style-name="P111"><text:span text:style-name="T8">In such a case one uses the </text:span><text:span text:style-name="T24">@ComponentScan(basePackages = {"</text:span><text:span text:style-name="T26">current package</text:span><text:span text:style-name="T24">", "</text:span><text:span text:style-name="T26">other package</text:span><text:span text:style-name="T24">", “</text:span><text:span text:style-name="T26">other package</text:span><text:span text:style-name="T24">})</text:span></text:p>
      <text:p text:style-name="P117"/>
      <text:p text:style-name="P118">As an example I’ll create a new branchfrom di-assignment (note defferes from John’s as my Pet classes are not in my ‘life-cyle-demo’ asd I checked out the previous work on assignement só it did not merge.</text:p>
      <text:p text:style-name="P118">Now I move the Pet service to a new packeage and refacctor it.</text:p>
      <text:p text:style-name="P8">com.springframework.pets</text:p>
      <text:p text:style-name="P63"><text:span text:style-name="T24"><text:tab/></text:span><text:span text:style-name="T25">PetService.java</text:span></text:p>
      <text:p text:style-name="P63"><text:span text:style-name="T24"><text:tab/></text:span><text:span text:style-name="T25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0"/>
      <text:p text:style-name="P50"/>
      <text:p text:style-name="P50"/>
      <text:p text:style-name="P51">As you will note that there are two packages</text:p>
      <text:p text:style-name="P51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51"><text:s text:c="152"/></text:p>
      <text:p text:style-name="P51"/>
      <text:p text:style-name="P51"><text:s/></text:p>
      <text:p text:style-name="P51"/>
      <text:p text:style-name="P51"/>
      <text:p text:style-name="P51"><draw:frame draw:style-name="fr2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51"/>
      <text:p text:style-name="P51">Now I need to tell Spring-Boot where the packages are that it need to scan for.</text:p>
      <text:p text:style-name="P51">This is done in the Main methods application using <text:span text:style-name="T24">@ComponentScan(basePackages = {"</text:span><text:span text:style-name="T26">current package</text:span><text:span text:style-name="T24">", "</text:span><text:span text:style-name="T26">other package</text:span><text:span text:style-name="T24">", “</text:span><text:span text:style-name="T26">other package</text:span><text:span text:style-name="T24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5" draw:text-style-name="P185" svg:width="13.567cm" svg:height="5.345cm" svg:x="0.242cm" svg:y="0cm"><draw:text-box><text:p text:style-name="P182"><text:span text:style-name="T71">@ComponentScan(basePackages = {"guru.springframework.sfgdi", "com.springframework.pets"})</text:span><text:span text:style-name="T71"><text:line-break/></text:span><text:span text:style-name="T71">@SpringBootApplication</text:span><text:span text:style-name="T71"><text:line-break/></text:span><text:span text:style-name="T71">public class SfgDiApplication {</text:span></text:p><text:p text:style-name="P182"><text:span text:style-name="T71"/></text:p><text:p text:style-name="P182"><text:span text:style-name="T71"/></text:p><text:p text:style-name="P182"><text:span text:style-name="T71">public static void main(String[] args) {</text:span></text:p><text:p text:style-name="P182"><text:span text:style-name="T71"/></text:p><text:p text:style-name="P182"><text:span text:style-name="T71">}</text:span></text:p><text:p text:style-name="P182"><text:span text:style-name="T71"/></text:p><text:p text:style-name="P182"><text:span text:style-name="T71">}</text:span><text:span text:style-name="T71"><text:line-break/></text:span><text:span text:style-name="T71"/></text:p><text:p text:style-name="P182"><text:span text:style-name="T71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9">Now, one criticism of that approach is, to do that component scan, Spring on startup is doing reflection</text:p>
      <text:p text:style-name="P123">and going through the classes utilizing Java reflection utils to inspect the classes.</text:p>
      <text:p text:style-name="P124">Now, traditionally, reflections got a bad rep of being very slow.</text:p>
      <text:p text:style-name="P123">Here we only have a few classes, not a bad performance impact at all.</text:p>
      <text:p text:style-name="P123">And I also want to iterate that that performance impact only happens on application startup.</text:p>
      <text:p text:style-name="P123">Now, if you had hundreds or thousands of Spring components, hopefully not thousands, that that seems</text:p>
      <text:p text:style-name="P123">like an application ripe for refactoring to me.</text:p>
      <text:p text:style-name="P127"><text:span text:style-name="T44">But larger applications</text:span>.</text:p>
      <text:p text:style-name="P5"/>
      <text:p text:style-name="P89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21">What we're going to do is refactor from using the Spring stereotype annotations, which depended on</text:p>
      <text:p text:style-name="P126">that component scan to a Java based configuration.</text:p>
      <text:p text:style-name="P126">So that's why I'm going to do is refactor a few of these to use Java configuration rather than the component</text:p>
      <text:p text:style-name="P126">scan and reflection on startup</text:p>
      <text:p text:style-name="P12"/>
      <text:p text:style-name="P12"/>
      <text:list xml:id="list1833207809" text:style-name="L7">
        <text:list-item>
          <text:p text:style-name="P146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4" draw:text-style-name="P184" svg:width="10.835cm" svg:height="3.825cm" svg:x="0cm" svg:y="0cm"><draw:text-box><text:p text:style-name="P182"><text:span text:style-name="T62">public class </text:span><text:span text:style-name="T63">ConstructorGreetingService </text:span><text:span text:style-name="T62">implements </text:span><text:span text:style-name="T63">GreetingService 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ello World - Constructor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3" draw:text-style-name="P183" svg:width="11.466cm" svg:height="3.513cm" svg:x="0cm" svg:y="0cm"><draw:text-box><text:p text:style-name="P182"><text:span text:style-name="T62">public class </text:span><text:span text:style-name="T63">PropertyInjectedGreetingService </text:span><text:span text:style-name="T62">implements </text:span><text:span text:style-name="T63">GreetingService 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ello World - Property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2" draw:text-style-name="P183" svg:width="11.598cm" svg:height="3.264cm" svg:x="0cm" svg:y="0cm"><draw:text-box><text:p text:style-name="P182"><text:span text:style-name="T62">public class </text:span><text:span text:style-name="T63">SetterInjectedGreetingService </text:span><text:span text:style-name="T62">implements </text:span><text:span text:style-name="T63">GreetingService{</text:span><text:span text:style-name="T63"><text:line-break/></text:span><text:span text:style-name="T63"> <text:s text:c="3"/></text:span><text:span text:style-name="T61">@Override</text:span><text:span text:style-name="T61"><text:line-break/></text:span><text:span text:style-name="T61"> <text:s text:c="3"/></text:span><text:span text:style-name="T62">public </text:span><text:span text:style-name="T63">String </text:span><text:span text:style-name="T64">sayGreeting</text:span><text:span text:style-name="T63">() {</text:span><text:span text:style-name="T63"><text:line-break/></text:span><text:span text:style-name="T63"> <text:s text:c="7"/></text:span><text:span text:style-name="T62">return </text:span><text:span text:style-name="T66">"Hello World - Setter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2165303679" text:style-name="L8">
        <text:list-item>
          <text:p text:style-name="P149">Add the Java Based Cofiguration Class</text:p>
          <text:list>
            <text:list-item>
              <text:p text:style-name="P147">here I create a new package to put the Jva cofiguration file(s) in one place</text:p>
            </text:list-item>
          </text:list>
        </text:list-item>
      </text:list>
      <text:p text:style-name="P64"><text:span text:style-name="T35"><text:tab/><text:tab/></text:span><text:span text:style-name="T30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1" draw:text-style-name="P184" svg:width="13.346cm" svg:height="7.393cm" svg:x="0cm" svg:y="0cm"><draw:text-box><text:p text:style-name="P182"><text:span text:style-name="T62">public class </text:span><text:span text:style-name="T63">GreeingServiceConfig {</text:span><text:span text:style-name="T63"><text:line-break/></text:span><text:span text:style-name="T63"><text:line-break/></text:span><text:span text:style-name="T63"> <text:s text:c="3"/></text:span><text:span text:style-name="T61">@Bean</text:span><text:span text:style-name="T61"><text:line-break/></text:span><text:span text:style-name="T61"> <text:s text:c="3"/></text:span><text:span text:style-name="T63">ConstructorGreetingService </text:span><text:span text:style-name="T64">constructorGreetingService</text:span><text:span text:style-name="T63">(){</text:span><text:span text:style-name="T63"><text:line-break/></text:span><text:span text:style-name="T63"> <text:s text:c="7"/></text:span><text:span text:style-name="T62">return new </text:span><text:span text:style-name="T63">ConstructorGreetingService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1">@Bean</text:span><text:span text:style-name="T61"><text:line-break/></text:span><text:span text:style-name="T61"> <text:s text:c="3"/></text:span><text:span text:style-name="T63">PropertyInjectedGreetingService </text:span><text:span text:style-name="T64">propertyInjectedGreetingService</text:span><text:span text:style-name="T63">(){</text:span><text:span text:style-name="T63"><text:line-break/></text:span><text:span text:style-name="T63"> <text:s text:c="7"/></text:span><text:span text:style-name="T62">return new </text:span><text:span text:style-name="T63">PropertyInjectedGreetingService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1">@Bean</text:span><text:span text:style-name="T61"><text:line-break/></text:span><text:span text:style-name="T61"> <text:s text:c="3"/></text:span><text:span text:style-name="T63">SetterInjectedGreetingService </text:span><text:span text:style-name="T64">setterInjectedGreetingService</text:span><text:span text:style-name="T63">(){</text:span><text:span text:style-name="T63"><text:line-break/></text:span><text:span text:style-name="T63"> <text:s text:c="7"/></text:span><text:span text:style-name="T62">return new </text:span><text:span text:style-name="T63">SetterInjectedGreetingService(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4">Lesson 74 – Primary Bean Profiles</text:p>
      <text:p text:style-name="P14"/>
      <text:p text:style-name="P65"><text:a xlink:type="simple" xlink:href="https://github.com/roloje777/sfg-di/tree/primary-profile" text:style-name="Internet_20_link" text:visited-style-name="Visited_20_Internet_20_Link"><text:span text:style-name="T40">branch primary-profile</text:span></text:a></text:p>
      <text:p text:style-name="P14"/>
      <text:p text:style-name="P20">Here we are going to change the Componant scan based ”Profiles” na “Primary “ bean of the “language services” to Java Based profiles.</text:p>
      <text:p text:style-name="P20"/>
      <text:list xml:id="list650854666" text:style-name="L9">
        <text:list-item>
          <text:p text:style-name="P150">Changing the Primary Bean service</text:p>
          <text:list>
            <text:list-item>
              <text:p text:style-name="P150">remove the lines in red</text:p>
            </text:list-item>
          </text:list>
        </text:list-item>
      </text:list>
      <text:p text:style-name="P20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0" draw:text-style-name="P184" svg:width="9.967cm" svg:height="5.845cm" svg:x="0cm" svg:y="0.337cm"><draw:text-box><text:p>package guru.springframework.sfgdi.services;</text:p><text:p/><text:p><text:span text:style-name="T75">import org.springframework.context.annotation.Primary;</text:span></text:p><text:p><text:span text:style-name="T75">import org.springframework.stereotype.Service;</text:span></text:p><text:p/><text:p>/**</text:p><text:p><text:s/>* Created by jt on 12/27/19.</text:p><text:p><text:s/>*/</text:p><text:p><text:span text:style-name="T75"/></text:p><text:p><text:span text:style-name="T75"><text:s/></text:span><text:span text:style-name="T75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5729360714317" text:continue-numbering="true" text:style-name="L9">
        <text:list-item>
          <text:list>
            <text:list-item>
              <text:p text:style-name="P151">Add the following to the Java based config file</text:p>
              <text:p text:style-name="P151">in blue text</text:p>
            </text:list-item>
          </text:list>
        </text:list-item>
      </text:list>
      <text:p text:style-name="P21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9" draw:text-style-name="P184" svg:width="8.437cm" svg:height="4.871cm" svg:x="0cm" svg:y="0cm"><draw:text-box><text:p>public class GreetingServiceConfig {</text:p><text:p/><text:p>..</text:p><text:p><text:s/><text:span text:style-name="T38">@Primary</text:span></text:p><text:p><text:span text:style-name="T38"><text:s/></text:span><text:span text:style-name="T38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21"><text:s text:c="10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736976519" text:style-name="L10">
        <text:list-item>
          <text:p text:style-name="P166">Changing the “Profile” bean service</text:p>
          <text:list>
            <text:list-item>
              <text:p text:style-name="P152">delete lines in the red</text:p>
            </text:list-item>
          </text:list>
        </text:list-item>
      </text:list>
      <text:p text:style-name="P26"/>
      <text:p text:style-name="P26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8" draw:text-style-name="P184" svg:width="11.274cm" svg:height="7.57cm" svg:x="0cm" svg:y="0cm"><draw:text-box><text:p>package guru.springframework.sfgdi.services;</text:p><text:p/><text:p><text:span text:style-name="T75">import org.springframework.context.annotation.Profile;</text:span></text:p><text:p><text:span text:style-name="T75">import org.springframework.stereotype.Service;</text:span></text:p><text:p/><text:p>/**</text:p><text:p><text:s/>* Created by jt on 12/27/19.</text:p><text:p><text:s/>*/</text:p><text:p><text:span text:style-name="T75">@Profile("EN")</text:span></text:p><text:p><text:span text:style-name="T75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7" draw:text-style-name="P184" svg:width="11.45cm" svg:height="7.305cm" svg:x="0cm" svg:y="0cm"><draw:text-box><text:p>package guru.springframework.sfgdi.services;</text:p><text:p/><text:p><text:span text:style-name="T75">import org.springframework.context.annotation.Profile;</text:span></text:p><text:p><text:span text:style-name="T75">import org.springframework.stereotype.Service;</text:span></text:p><text:p/><text:p>/**</text:p><text:p><text:s/>* Created by jt on 12/27/19.</text:p><text:p><text:s/>*/</text:p><text:p><text:span text:style-name="T75">@Profile({"ES", "default"})</text:span></text:p><text:p><text:span text:style-name="T75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1"/>
      <text:list xml:id="list3861213552" text:style-name="L11">
        <text:list-item>
          <text:p text:style-name="P153">Add profiles to java based configuration file</text:p>
          <text:list>
            <text:list-item>
              <text:p text:style-name="P153">line in blue text</text:p>
              <text:p text:style-name="P158"><text:span text:style-name="T33">note the name in the “EN” profile is </text:span><text:span text:style-name="T32"><text:s/></text:span><text:span text:style-name="T45">i18nService</text:span></text:p>
              <text:p text:style-name="P153">só its the default name when the spring contect look its up, but</text:p>
            </text:list-item>
            <text:list-item>
              <text:p text:style-name="P153">as java dos not allow to methods with same “method signatures the “ES” profile</text:p>
            </text:list-item>
            <text:list-item>
              <text:p text:style-name="P158"><text:span text:style-name="T33">method name is changed and @Bean given the name </text:span><text:span text:style-name="T32"><text:s/></text:span><text:span text:style-name="T45">@Bean("i18nService")</text:span></text:p>
            </text:list-item>
            <text:list-item>
              <text:p text:style-name="P153"/>
              <text:p text:style-name="P153"/>
            </text:list-item>
          </text:list>
        </text:list-item>
      </text:list>
      <text:p text:style-name="P22"/>
      <text:p text:style-name="P22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6" draw:text-style-name="P184" svg:width="12.759cm" svg:height="7.792cm" svg:x="0.102cm" svg:y="-0.072cm"><draw:text-box><text:p>@Configuration</text:p><text:p>public class GreetingServiceConfig {</text:p><text:p/><text:p>..</text:p><text:p><text:s/><text:span text:style-name="T38">@Profile({"ES", "default"})</text:span></text:p><text:p><text:span text:style-name="T38"><text:s text:c="4"/></text:span><text:span text:style-name="T38">@Bean("i18nService")</text:span></text:p><text:p><text:span text:style-name="T38"><text:s text:c="4"/></text:span><text:span text:style-name="T38">I18NSpanishService i18NSpanishService(){</text:span></text:p><text:p><text:span text:style-name="T38"><text:s text:c="8"/></text:span><text:span text:style-name="T38">return new I18NSpanishService();</text:span></text:p><text:p><text:span text:style-name="T38"><text:s text:c="4"/></text:span><text:span text:style-name="T38">}</text:span></text:p><text:p><text:span text:style-name="T38"/></text:p><text:p><text:span text:style-name="T38"><text:s text:c="4"/></text:span><text:span text:style-name="T38">@Profile("EN")</text:span></text:p><text:p><text:span text:style-name="T38"><text:s text:c="4"/></text:span><text:span text:style-name="T38">@Bean</text:span></text:p><text:p><text:span text:style-name="T38"><text:s text:c="4"/></text:span><text:span text:style-name="T38">I18nEnglishGreetingService i18nService(){</text:span></text:p><text:p><text:span text:style-name="T38"><text:s text:c="8"/></text:span><text:span text:style-name="T38">return new I18nEnglishGreetingService();</text:span></text:p><text:p><text:span text:style-name="T38"><text:s text:c="4"/></text:span><text:span text:style-name="T38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3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5" draw:text-style-name="P187" svg:width="9.79cm" svg:height="5.174cm" svg:x="0cm" svg:y="0cm"><draw:text-box><text:p text:style-name="P182"><text:span text:style-name="T71">I18nController i18nController = (I18nController) ctx.getBean("i18nController");</text:span><text:span text:style-name="T71"><text:line-break/></text:span><text:span text:style-name="T71">System.</text:span><text:span text:style-name="T74">out</text:span><text:span text:style-name="T71">.println(i18nController.sayHello());</text:span><text:span text:style-name="T71"><text:line-break/></text:span><text:span text:style-name="T71"><text:line-break/></text:span><text:span text:style-name="T71">MyController myController = (MyController) ctx.getBean("myController");</text:span><text:span text:style-name="T71"><text:line-break/></text:span><text:span text:style-name="T71"><text:line-break/></text:span><text:span text:style-name="T71">System.</text:span><text:span text:style-name="T74">out</text:span><text:span text:style-name="T71">.println("------- Primary Bean");</text:span><text:span text:style-name="T71"><text:line-break/></text:span><text:span text:style-name="T71">System.</text:span><text:span text:style-name="T74">out</text:span><text:span text:style-name="T71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<text:s text:c="2"/></text:p>
      <text:p text:style-name="P23"/>
      <text:p text:style-name="P23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4" draw:text-style-name="P184" svg:width="9.101cm" svg:height="2.015cm" svg:x="0cm" svg:y="0cm"><draw:text-box><text:p text:style-name="P182"><text:span text:style-name="T62">spring.profiles.active</text:span><text:span text:style-name="T67">=</text:span><text:span text:style-name="T66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0"/>
      <text:p text:style-name="P23"><text:s text:c="2"/></text:p>
      <text:p text:style-name="P23"/>
      <text:p text:style-name="P23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3" draw:text-style-name="P184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3"/>
      <text:p text:style-name="P23"/>
      <text:p text:style-name="P23"/>
      <text:p text:style-name="P23"/>
      <text:p text:style-name="P95">Lesson 75 Dependency Injection in Java Configuration</text:p>
      <text:p text:style-name="P15"/>
      <text:p text:style-name="P88"><text:a xlink:type="simple" xlink:href="https://github.com/roloje777/sfg-di/tree/di-in-java-config" text:style-name="Internet_20_link" text:visited-style-name="Visited_20_Internet_20_Link"><text:span text:style-name="T39">branch di-in-java-config</text:span></text:a></text:p>
      <text:p text:style-name="P24"/>
      <text:p text:style-name="P24"/>
      <text:p text:style-name="P120">OK, what I want to demonstrate to you is how we can use Dependency Injection within our Java configuration,</text:p>
      <text:p text:style-name="P125">so very common thing to do.</text:p>
      <text:p text:style-name="P125">But to do that, to come up with an example, I want to do a little refactoring.</text:p>
      <text:p text:style-name="P125">So here we have our EnglishGreetingService.</text:p>
      <text:p text:style-name="P125">Let's say, rather than returning a string from this method, we actually wanted to return it from a</text:p>
      <text:p text:style-name="P125">database.</text:p>
      <text:p text:style-name="P125">So I'm using a hypothetical situation here, purely hypothetical.</text:p>
      <text:p text:style-name="P125">We're going to say that we want to store that into a database.</text:p>
      <text:p text:style-name="P125">Now, a common pattern that we use with the Spring Framework is to use repositories, and we've already</text:p>
      <text:p text:style-name="P125">demonstrated that previously in the course.</text:p>
      <text:p text:style-name="P125">So I'm going to make a mock repository for the EnglishGreetingService.</text:p>
      <text:p text:style-name="P24"/>
      <text:p text:style-name="P24"/>
      <text:p text:style-name="P66"><text:a xlink:type="simple" xlink:href="https://github.com/roloje777/sfg-di/commit/db342d02fd69ee0bf10f1e5e751c9f2326df7514" text:style-name="Internet_20_link" text:visited-style-name="Visited_20_Internet_20_Link"><text:span text:style-name="T38">See changes here</text:span></text:a></text:p>
      <text:p text:style-name="P27"/>
      <text:p text:style-name="P27"/>
      <text:p text:style-name="P27"/>
      <text:p text:style-name="P24"/>
      <text:p text:style-name="P24"/>
      <text:p text:style-name="P24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4"/>
      <text:p text:style-name="P92"/>
      <text:p text:style-name="P24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2" draw:text-style-name="P186" svg:width="11.173cm" svg:height="4.867cm" svg:x="0.014cm" svg:y="0cm"><draw:text-box><text:p text:style-name="P182"><text:span text:style-name="T72">package guru.springframework.sfgdi.services;</text:span><text:span text:style-name="T72"><text:line-break/></text:span><text:span text:style-name="T72"><text:line-break/></text:span><text:span text:style-name="T73">/**</text:span><text:span text:style-name="T73"><text:line-break/></text:span><text:span text:style-name="T73"> * Created by jt on 12/26/19.</text:span><text:span text:style-name="T73"><text:line-break/></text:span><text:span text:style-name="T73"> */</text:span><text:span text:style-name="T73"><text:line-break/></text:span><text:span text:style-name="T72">public interface GreetingService {</text:span><text:span text:style-name="T72"><text:line-break/></text:span><text:span text:style-name="T72"><text:line-break/></text:span><text:span text:style-name="T72"> <text:s text:c="3"/>String sayGreeting();</text:span><text:span text:style-name="T72"><text:line-break/></text:span><text:span text:style-name="T72">}</text:span><text:span text:style-name="T72"><text:line-break/></text:span><text:span text:style-name="T72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4"><text:s text:c="3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1" draw:text-style-name="P186" svg:width="12.011cm" svg:height="12.743cm" svg:x="0.012cm" svg:y="0cm"><draw:text-box><text:p text:style-name="P182"><text:span text:style-name="T72">package guru.springframework.sfgdi.services;</text:span><text:span text:style-name="T72"><text:line-break/></text:span><text:span text:style-name="T72"><text:line-break/></text:span><text:span text:style-name="T72"><text:line-break/></text:span><text:span text:style-name="T72">import guru.springframework.sfgdi.repositories.EnglishGreetingRepository;</text:span><text:span text:style-name="T72"><text:line-break/></text:span><text:span text:style-name="T72"><text:line-break/></text:span><text:span text:style-name="T73">/**</text:span><text:span text:style-name="T73"><text:line-break/></text:span><text:span text:style-name="T73"> * Created by jt on 12/27/19.</text:span><text:span text:style-name="T73"><text:line-break/></text:span><text:span text:style-name="T73"> */</text:span><text:span text:style-name="T73"><text:line-break/></text:span><text:span text:style-name="T73"><text:line-break/></text:span><text:span text:style-name="T73"><text:line-break/></text:span><text:span text:style-name="T72">public class I18nEnglishGreetingService implements GreetingService {</text:span><text:span text:style-name="T72"><text:line-break/></text:span><text:span text:style-name="T72"><text:line-break/></text:span><text:span text:style-name="T72"> <text:s text:c="3"/>private final EnglishGreetingRepository englishGreetingRepository;</text:span><text:span text:style-name="T72"><text:line-break/></text:span><text:span text:style-name="T72"><text:line-break/></text:span><text:span text:style-name="T72"> <text:s text:c="3"/>public I18nEnglishGreetingService(EnglishGreetingRepository englishGreetingRepository) {</text:span><text:span text:style-name="T72"><text:line-break/></text:span><text:span text:style-name="T72"> <text:s text:c="7"/>this.englishGreetingRepository = englishGreetingRepository;</text:span><text:span text:style-name="T72"><text:line-break/></text:span><text:span text:style-name="T72"> <text:s text:c="3"/>}</text:span><text:span text:style-name="T72"><text:line-break/></text:span><text:span text:style-name="T72"><text:line-break/></text:span><text:span text:style-name="T72"> <text:s text:c="3"/>@Override</text:span><text:span text:style-name="T72"><text:line-break/></text:span><text:span text:style-name="T72"> <text:s text:c="3"/>public String sayGreeting() {</text:span><text:span text:style-name="T72"><text:line-break/></text:span><text:span text:style-name="T72"><text:line-break/></text:span><text:span text:style-name="T72"> <text:s text:c="7"/>// I changed this as John did not use the actual repo here</text:span><text:span text:style-name="T72"><text:line-break/></text:span><text:span text:style-name="T72"> <text:s text:c="7"/>//return "Hello World - EN";</text:span><text:span text:style-name="T72"><text:line-break/></text:span><text:span text:style-name="T72"> <text:s text:c="7"/>return englishGreetingRepository.getGreeting();</text:span><text:span text:style-name="T72"><text:line-break/></text:span><text:span text:style-name="T72"> <text:s text:c="3"/>}</text:span><text:span text:style-name="T72"><text:line-break/></text:span><text:span text:style-name="T72">}</text:span><text:span text:style-name="T72"><text:line-break/></text:span><text:span text:style-name="T72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4"/>
      <text:p text:style-name="P24"><text:s text:c="3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2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0" draw:text-style-name="P186" svg:width="13.907cm" svg:height="5.94cm" svg:x="0cm" svg:y="0cm"><draw:text-box><text:p text:style-name="P182"><text:span text:style-name="T72">package guru.springframework.sfgdi.repositories;</text:span><text:span text:style-name="T72"><text:line-break/></text:span><text:span text:style-name="T72"><text:line-break/></text:span><text:span text:style-name="T72">public interface EnglishGreetingRepository {</text:span><text:span text:style-name="T72"><text:line-break/></text:span><text:span text:style-name="T72"><text:line-break/></text:span><text:span text:style-name="T72"> <text:s text:c="3"/>String getGreeting();</text:span><text:span text:style-name="T72"><text:line-break/></text:span><text:span text:style-name="T72">}</text:span><text:span text:style-name="T72"><text:line-break/></text:span><text:span text:style-name="T72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 text:c="7"/></text:p>
      <text:p text:style-name="P24"><text:s text:c="3"/></text:p>
      <text:p text:style-name="P24"><text:s text:c="184"/></text:p>
      <text:p text:style-name="P24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9" draw:text-style-name="P186" svg:width="13.597cm" svg:height="6.084cm" svg:x="0cm" svg:y="0cm"><draw:text-box><text:p text:style-name="P182"><text:span text:style-name="T72">package guru.springframework.sfgdi.repositories;</text:span><text:span text:style-name="T72"><text:line-break/></text:span><text:span text:style-name="T72"><text:line-break/></text:span><text:span text:style-name="T72">public class EnglishGreetingRepositoryImpl implements EnglishGreetingRepository{</text:span><text:span text:style-name="T72"><text:line-break/></text:span><text:span text:style-name="T72"> <text:s text:c="3"/>@Override</text:span><text:span text:style-name="T72"><text:line-break/></text:span><text:span text:style-name="T72"> <text:s text:c="3"/>public String getGreeting() {</text:span><text:span text:style-name="T72"><text:line-break/></text:span><text:span text:style-name="T72"> <text:s text:c="7"/>return "Hello World! - EN";</text:span><text:span text:style-name="T72"><text:line-break/></text:span><text:span text:style-name="T72"> <text:s text:c="3"/>}</text:span><text:span text:style-name="T72"><text:line-break/></text:span><text:span text:style-name="T72">}</text:span><text:span text:style-name="T72"><text:line-break/></text:span><text:span text:style-name="T72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75" draw:name="Shape48" draw:style-name="gr8" draw:text-style-name="P184" svg:width="16.537cm" svg:height="10.967cm" svg:x="0.078cm" svg:y="-9.603cm"><draw:text-box><text:p/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92"><text:s/></text:p>
      <text:p text:style-name="P24"/>
      <text:p text:style-name="P24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7" draw:text-style-name="P185" svg:width="16.758cm" svg:height="23.088cm" svg:x="0cm" svg:y="0cm"><draw:text-box><text:p text:style-name="P182"><text:span text:style-name="T71">package guru.springframework.sfgdi.config;</text:span><text:span text:style-name="T71"><text:line-break/></text:span><text:span text:style-name="T71"><text:line-break/></text:span><text:span text:style-name="T71">import guru.springframework.sfgdi.repositories.EnglishGreetingRepository;</text:span><text:span text:style-name="T71"><text:line-break/></text:span><text:span text:style-name="T71">import guru.springframework.sfgdi.repositories.EnglishGreetingRepositoryImpl;</text:span><text:span text:style-name="T71"><text:line-break/></text:span><text:span text:style-name="T71">import guru.springframework.sfgdi.services.*;</text:span><text:span text:style-name="T71"><text:line-break/></text:span><text:span text:style-name="T71"><text:line-break/></text:span><text:span text:style-name="T71">import org.springframework.context.annotation.Bean;</text:span><text:span text:style-name="T71"><text:line-break/></text:span><text:span text:style-name="T71">import org.springframework.context.annotation.Configuration;</text:span><text:span text:style-name="T71"><text:line-break/></text:span><text:span text:style-name="T71">import org.springframework.context.annotation.Primary;</text:span><text:span text:style-name="T71"><text:line-break/></text:span><text:span text:style-name="T71">import org.springframework.context.annotation.Profile;</text:span><text:span text:style-name="T71"><text:line-break/></text:span><text:span text:style-name="T71"><text:line-break/></text:span><text:span text:style-name="T71">@Configuration</text:span><text:span text:style-name="T71"><text:line-break/></text:span><text:span text:style-name="T71">public class GreeingServiceConfig {</text:span><text:span text:style-name="T71"><text:line-break/></text:span><text:span text:style-name="T71"><text:line-break/></text:span><text:span text:style-name="T71"> <text:s text:c="3"/>@Bean</text:span><text:span text:style-name="T71"><text:line-break/></text:span><text:span text:style-name="T71"> <text:s text:c="3"/>ConstructorGreetingService constructorGreetingService(){</text:span><text:span text:style-name="T71"><text:line-break/></text:span><text:span text:style-name="T71"> <text:s text:c="7"/>return new ConstructorGreetingService();</text:span><text:span text:style-name="T71"><text:line-break/></text:span><text:span text:style-name="T71"> <text:s text:c="3"/>}</text:span><text:span text:style-name="T71"><text:line-break/></text:span><text:span text:style-name="T71"><text:line-break/></text:span><text:span text:style-name="T71"> <text:s text:c="3"/>@Bean</text:span><text:span text:style-name="T71"><text:line-break/></text:span><text:span text:style-name="T71"> <text:s text:c="3"/>PropertyInjectedGreetingService propertyInjectedGreetingService(){</text:span><text:span text:style-name="T71"><text:line-break/></text:span><text:span text:style-name="T71"> <text:s text:c="7"/>return new PropertyInjectedGreetingService();</text:span><text:span text:style-name="T71"><text:line-break/></text:span><text:span text:style-name="T71"> <text:s text:c="3"/>}</text:span><text:span text:style-name="T71"><text:line-break/></text:span><text:span text:style-name="T71"><text:line-break/></text:span><text:span text:style-name="T71"> <text:s text:c="3"/>@Bean</text:span><text:span text:style-name="T71"><text:line-break/></text:span><text:span text:style-name="T71"> <text:s text:c="3"/>SetterInjectedGreetingService setterInjectedGreetingService(){</text:span><text:span text:style-name="T71"><text:line-break/></text:span><text:span text:style-name="T71"> <text:s text:c="7"/>return new SetterInjectedGreetingService();</text:span><text:span text:style-name="T71"><text:line-break/></text:span><text:span text:style-name="T71"> <text:s text:c="3"/>}</text:span><text:span text:style-name="T71"><text:line-break/></text:span><text:span text:style-name="T71"> <text:s text:c="3"/>@Primary</text:span><text:span text:style-name="T71"><text:line-break/></text:span><text:span text:style-name="T71"> <text:s text:c="3"/>@Bean</text:span><text:span text:style-name="T71"><text:line-break/></text:span><text:span text:style-name="T71"> <text:s text:c="3"/>PrimaryGreetingService primaryGreetingService(){</text:span><text:span text:style-name="T71"><text:line-break/></text:span><text:span text:style-name="T71"> <text:s text:c="7"/>return new PrimaryGreetingService();</text:span><text:span text:style-name="T71"><text:line-break/></text:span><text:span text:style-name="T71"> <text:s text:c="3"/>}</text:span><text:span text:style-name="T71"><text:line-break/></text:span><text:span text:style-name="T71"><text:line-break/></text:span><text:span text:style-name="T71"> <text:s text:c="3"/>@Bean</text:span><text:span text:style-name="T71"><text:line-break/></text:span><text:span text:style-name="T71"> <text:s text:c="3"/>EnglishGreetingRepository englishGreetingRepository(){</text:span><text:span text:style-name="T71"><text:line-break/></text:span><text:span text:style-name="T71"> <text:s text:c="7"/>return new EnglishGreetingRepositoryImpl();</text:span><text:span text:style-name="T71"><text:line-break/></text:span><text:span text:style-name="T71"> <text:s text:c="3"/>}</text:span><text:span text:style-name="T71"><text:line-break/></text:span><text:span text:style-name="T71"> <text:s text:c="3"/>@Profile("EN")</text:span><text:span text:style-name="T71"><text:line-break/></text:span><text:span text:style-name="T71"> <text:s text:c="3"/>@Bean()</text:span><text:span text:style-name="T71"><text:line-break/></text:span><text:span text:style-name="T71"> <text:s text:c="3"/>I18nEnglishGreetingService i18nService(EnglishGreetingRepository englishGreetingRepository){</text:span><text:span text:style-name="T71"><text:line-break/></text:span><text:span text:style-name="T71"> <text:s text:c="7"/>return new I18nEnglishGreetingService(englishGreetingRepository);</text:span><text:span text:style-name="T71"><text:line-break/></text:span><text:span text:style-name="T71"> <text:s text:c="3"/>}</text:span><text:span text:style-name="T71"><text:line-break/></text:span><text:span text:style-name="T71"><text:line-break/></text:span><text:span text:style-name="T71"> <text:s text:c="3"/>@Profile({"ES", "default"})</text:span><text:span text:style-name="T71"><text:line-break/></text:span><text:span text:style-name="T71"> <text:s text:c="3"/>@Bean("i18nService")</text:span><text:span text:style-name="T71"><text:line-break/></text:span><text:span text:style-name="T71"> <text:s text:c="3"/>I18NSpanishService i18NSpanishService(){</text:span><text:span text:style-name="T71"><text:line-break/></text:span><text:span text:style-name="T71"> <text:s text:c="7"/>return new I18NSpanishService();</text:span><text:span text:style-name="T71"><text:line-break/></text:span><text:span text:style-name="T71"> <text:s text:c="3"/>}</text:span><text:span text:style-name="T71"><text:line-break/></text:span><text:span text:style-name="T71">}</text:span><text:span text:style-name="T71"><text:line-break/></text:span><text:span text:style-name="T71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4"/>
      <text:p text:style-name="P24"/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text:s text:c="2"/><text:span text:style-name="T46">Lesson 75 Using Factory Bean</text:span></text:p>
      <text:p text:style-name="P16"/>
      <text:p text:style-name="P28">In this lesson we use the factory pattern to configure the Pet services in the Java Configuration.</text:p>
      <text:p text:style-name="P28"/>
      <text:p text:style-name="P29"><text:a xlink:type="simple" xlink:href="https://github.com/roloje777/sfg-di/tree/factory-beans" text:style-name="Internet_20_link" text:visited-style-name="Visited_20_Internet_20_Link">Branch factory-beans</text:a></text:p>
      <text:p text:style-name="P28"/>
      <text:list xml:id="list3994837623" text:style-name="L12">
        <text:list-item>
          <text:p text:style-name="P163"><text:span text:style-name="T43">I create the Factory pattern class </text:span><text:span text:style-name="T53">PetServiceFactory.</text:span><text:span text:style-name="T54">java</text:span></text:p>
        </text:list-item>
        <text:list-item>
          <text:p text:style-name="P154">Delete the “component scan” annotations <text:s/>from the Service classes as I’ll be using the Java based configuration to create Spring context beans</text:p>
          <text:list>
            <text:list-item>
              <text:p text:style-name="P154"><text:span text:style-name="T49">//@Profile("cat")</text:span><text:line-break/><text:span text:style-name="T49">//@Service()</text:span></text:p>
            </text:list-item>
            <text:list-item>
              <text:p text:style-name="P154"><text:span text:style-name="T49">//@Profile({"dog", "default"})</text:span><text:line-break/><text:span text:style-name="T49">//@Service</text:span></text:p>
            </text:list-item>
            <text:list-item>
              <text:p text:style-name="P154"/>
            </text:list-item>
          </text:list>
        </text:list-item>
        <text:list-item>
          <text:p text:style-name="P163"><text:span text:style-name="T43">create the methods required in the Java Configuration file </text:span><text:span text:style-name="T53">GreeingServiceConfig.</text:span><text:span text:style-name="T54">java</text:span></text:p>
          <text:list>
            <text:list-item>
              <text:p text:style-name="P163"><text:span text:style-name="T56">@Bean</text:span><text:line-break/><text:span text:style-name="T53">PetServiceFactory </text:span><text:span text:style-name="T58">petServiceFactory</text:span><text:span text:style-name="T53">(){</text:span><text:line-break/><text:span text:style-name="T53"> <text:s text:c="3"/></text:span><text:span text:style-name="T47">return new </text:span><text:span text:style-name="T53">PetServiceFactory()</text:span><text:span text:style-name="T47">;</text:span><text:line-break/><text:span text:style-name="T53">}</text:span><text:line-break/><text:span text:style-name="T55">@Profile</text:span><text:span text:style-name="T53">({</text:span><text:span text:style-name="T50">"default"</text:span><text:span text:style-name="T47">,</text:span><text:span text:style-name="T50">"dog"</text:span><text:span text:style-name="T53">})</text:span><text:line-break/><text:span text:style-name="T55">@Bean</text:span><text:line-break/><text:span text:style-name="T53">PetService </text:span><text:span text:style-name="T58">dogPetService</text:span><text:span text:style-name="T53">(PetServiceFactory petServiceFactory){</text:span><text:line-break/><text:span text:style-name="T53"> <text:s text:c="3"/></text:span><text:span text:style-name="T47">return </text:span><text:span text:style-name="T53">petServiceFactory.getPetService(</text:span><text:span text:style-name="T50">"dog"</text:span><text:span text:style-name="T53">)</text:span><text:span text:style-name="T47">;</text:span><text:line-break/><text:span text:style-name="T53">}</text:span><text:line-break/><text:line-break/><text:span text:style-name="T55">@Profile</text:span><text:span text:style-name="T53">({</text:span><text:span text:style-name="T50">"cat"</text:span><text:span text:style-name="T53">})</text:span><text:line-break/><text:span text:style-name="T55">@Bean</text:span><text:line-break/><text:span text:style-name="T53">PetService </text:span><text:span text:style-name="T58">catPetService</text:span><text:span text:style-name="T53">(PetServiceFactory petServiceFactory){</text:span><text:line-break/><text:span text:style-name="T53"> <text:s text:c="3"/></text:span><text:span text:style-name="T47">return </text:span><text:span text:style-name="T53">petServiceFactory.getPetService(</text:span><text:span text:style-name="T50">"cat"</text:span><text:span text:style-name="T53">)</text:span><text:span text:style-name="T47">;</text:span><text:line-break/><text:span text:style-name="T53">}</text:span></text:p>
            </text:list-item>
            <text:list-item>
              <text:p text:style-name="P164"/>
            </text:list-item>
            <text:list-item>
              <text:p text:style-name="P164"/>
            </text:list-item>
          </text:list>
        </text:list-item>
        <text:list-item>
          <text:p text:style-name="P154">Remove the Context Scan in the main method class as it will now use Java Configuration</text:p>
          <text:list>
            <text:list-item>
              <text:p text:style-name="P154"><text:span text:style-name="T49">//@ComponentScan(basePackages = {"guru.springframework.sfgdi", "com.springframework.pets"})</text:span><text:line-break/><text:span text:style-name="T57">@SpringBootApplication</text:span><text:line-break/><text:span text:style-name="T48">public class </text:span><text:span text:style-name="T52">SfgDiApplication {</text:span></text:p>
            </text:list-item>
          </text:list>
        </text:list-item>
        <text:list-item>
          <text:p text:style-name="P154">Clean up classes by removing the unused imports etc</text:p>
        </text:list-item>
      </text:list>
      <text:p text:style-name="P29"/>
      <text:p text:style-name="P29"/>
      <text:p text:style-name="P29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29"/>
      <text:p text:style-name="P29"/>
      <text:p text:style-name="P29"/>
      <text:p text:style-name="P29"/>
      <text:p text:style-name="P29"><draw:frame draw:style-name="fr2" draw:name="Frame24" text:anchor-type="char" svg:width="17cm" draw:z-index="78"><draw:text-box fo:min-height="8.453cm"><text:p text:style-name="Figure"><draw:frame draw:style-name="fr4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29"/>
      <text:p text:style-name="P29"/>
      <text:p text:style-name="P29"/>
      <text:p text:style-name="P96">Lesson 77 Spring XML configuration example</text:p>
      <text:p text:style-name="P17"/>
      <text:p text:style-name="P18"><text:a xlink:type="simple" xlink:href="https://github.com/roloje777/sfg-di/tree/xml-config-example" text:style-name="Internet_20_link" text:visited-style-name="Visited_20_Internet_20_Link">branch xml-config-example</text:a></text:p>
      <text:p text:style-name="P17"/>
      <text:p text:style-name="P122">XML configuration with the Spring Framework. It's a widely used, been around for a long time.</text:p>
      <text:p text:style-name="P128">Since the early days of Spring Framework,</text:p>
      <text:p text:style-name="P128">we had XML configuration.</text:p>
      <text:p text:style-name="P128">It was very popular in its day. Really not used that much anymore.</text:p>
      <text:p text:style-name="P128">Primarily, Java is the preference, but still in use out there.</text:p>
      <text:p text:style-name="P30"/>
      <text:p text:style-name="P30"/>
      <text:list xml:id="list785154963" text:style-name="L13">
        <text:list-item>
          <text:p text:style-name="P155">Create an xml configuaration file under resources. </text:p>
          <text:list>
            <text:list-item>
              <text:p text:style-name="P155">Note the namespace </text:p>
            </text:list-item>
            <text:list-item>
              <text:p text:style-name="P167">XML namespace is setting up a schema of how that XML can be structured.</text:p>
            </text:list-item>
          </text:list>
        </text:list-item>
      </text:list>
      <text:p text:style-name="P129"><text:tab/>So this gives us the constraints of how this XML config file can be written.</text:p>
      <text:p text:style-name="P129"><text:tab/>Very important to understand that, but we're going to be leveraging that to define some Spring beans</text:p>
      <text:p text:style-name="P129"><text:tab/>within the XML configuration.</text:p>
      <text:list xml:id="list4229435239" text:style-name="L14">
        <text:list-item>
          <text:p text:style-name="P176">Name = “” is the name of the method.</text:p>
        </text:list-item>
      </text:list>
      <text:list xml:id="list95729982885341" text:continue-list="list785154963" text:style-name="L13">
        <text:list-item>
          <text:list>
            <text:list-header>
              <text:p text:style-name="P155"><text:s/></text:p>
              <text:p text:style-name="P155"><text:s text:c="162"/></text:p>
            </text:list-header>
          </text:list>
        </text:list-item>
      </text:list>
      <text:p text:style-name="P30"><text:s text:c="12"/></text:p>
      <text:p text:style-name="P30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6" draw:text-style-name="P183" svg:width="17.315cm" svg:height="4.059cm" svg:x="0cm" svg:y="0.06cm"><draw:text-box><text:p text:style-name="P182"><text:span text:style-name="T68">&lt;?</text:span><text:span text:style-name="T69">xml version</text:span><text:span text:style-name="T66">="1.0" </text:span><text:span text:style-name="T69">encoding</text:span><text:span text:style-name="T66">="UTF-8"</text:span><text:span text:style-name="T68">?&gt;</text:span><text:span text:style-name="T68"><text:line-break/></text:span><text:span text:style-name="T68">&lt;beans </text:span><text:span text:style-name="T69">xmlns</text:span><text:span text:style-name="T66">="http://www.springframework.org/schema/beans"</text:span><text:span text:style-name="T66"><text:line-break/></text:span><text:span text:style-name="T66"> <text:s text:c="6"/></text:span><text:span text:style-name="T69">xmlns:</text:span><text:span text:style-name="T70">xsi</text:span><text:span text:style-name="T66">="http://www.w3.org/2001/XMLSchema-instance"</text:span><text:span text:style-name="T66"><text:line-break/></text:span><text:span text:style-name="T66"> <text:s text:c="6"/></text:span><text:span text:style-name="T70">xsi</text:span><text:span text:style-name="T69">:schemaLocation</text:span><text:span text:style-name="T66">="http://www.springframework.org/schema/beans </text:span><text:span text:style-name="T66">http://www.springframework.org/schema/beans/spring-beans.xsd"</text:span><text:span text:style-name="T68">&gt;</text:span><text:span text:style-name="T68"><text:line-break/></text:span><text:span text:style-name="T68"><text:line-break/></text:span><text:span text:style-name="T68"> <text:s text:c="3"/>&lt;bean </text:span><text:span text:style-name="T69">name</text:span><text:span text:style-name="T66">="constructorGreetingService" </text:span><text:span text:style-name="T69">class</text:span><text:span text:style-name="T66">="guru.springframework.sfgdi.services.ConstructorGreetingService"</text:span><text:span text:style-name="T68">/&gt;</text:span><text:span text:style-name="T68"><text:line-break/></text:span><text:span text:style-name="T68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965821464" text:style-name="L15">
        <text:list-item>
          <text:p text:style-name="P156">Import the Resources – import the xlm information</text:p>
          <text:list>
            <text:list-item>
              <text:p text:style-name="P156"><text:span text:style-name="T57">@ImportResource</text:span><text:span text:style-name="T52">(</text:span><text:span text:style-name="T51">"classpath:sfgdi-config.xml"</text:span><text:span text:style-name="T52">)</text:span></text:p>
              <text:list>
                <text:list-item>
                  <text:p text:style-name="P159"><text:span text:style-name="T34">We can add this to either the main class or as in this case the </text:span><text:span text:style-name="T59"><text:s/></text:span><text:span text:style-name="T24">GreeingServiceConfig </text:span><text:span text:style-name="T27">as its also a @Configuration file</text:span><text:span text:style-name="T24"> </text:span></text:p>
                </text:list-item>
              </text:list>
            </text:list-item>
          </text:list>
        </text:list-item>
      </text:list>
      <text:p text:style-name="P31"/>
      <text:p text:style-name="P31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5" draw:text-style-name="P183" svg:width="13.126cm" svg:height="1.853cm" svg:x="0cm" svg:y="0cm"><draw:text-box><text:p text:style-name="P182"><text:span text:style-name="T61">@ImportResource</text:span><text:span text:style-name="T63">(</text:span><text:span text:style-name="T66">"classpath:sfgdi-config.xml"</text:span><text:span text:style-name="T63">)</text:span><text:span text:style-name="T63"><text:line-break/></text:span><text:span text:style-name="T61">@Configuration</text:span><text:span text:style-name="T61"><text:line-break/></text:span><text:span text:style-name="T62">public class </text:span><text:span text:style-name="T63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93"/>
      <text:p text:style-name="P31"/>
      <text:list xml:id="list1546639653" text:style-name="L16">
        <text:list-item>
          <text:p text:style-name="P157">we delete the lines of code that used the Java Configuration</text:p>
        </text:list-item>
      </text:list>
      <text:p text:style-name="P31"/>
      <text:p text:style-name="P31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4" draw:text-style-name="P184" svg:width="13.069cm" svg:height="3.631cm" svg:x="0cm" svg:y="0cm"><draw:text-box><text:p text:style-name="P182"><text:span text:style-name="T67">// <text:s text:c="3"/>@Bean</text:span><text:span text:style-name="T67"><text:line-break/></text:span><text:span text:style-name="T67">// <text:s text:c="3"/>ConstructorGreetingService constructorGreetingService(){</text:span><text:span text:style-name="T67"><text:line-break/></text:span><text:span text:style-name="T67">// <text:s text:c="7"/>return new ConstructorGreetingService();</text:span><text:span text:style-name="T67"><text:line-break/></text:span><text:span text:style-name="T67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32"/>
      <text:p text:style-name="P32"/>
      <text:p text:style-name="P97">Lesson 79 Spring Bean Scope</text:p>
      <text:p text:style-name="P19"/>
      <text:p text:style-name="P19"><text:a xlink:type="simple" xlink:href="https://github.com/roloje777/sfg-di/tree/scope-demo" text:style-name="Internet_20_link" text:visited-style-name="Visited_20_Internet_20_Link">branch <text:s/>scope-demo</text:a></text:p>
      <text:p text:style-name="P19"/>
      <text:p text:style-name="P19"><text:a xlink:type="simple" xlink:href="../../../../Section5_SpringFrameworkConfiguratoion/BeanScopeV2.pdf" text:style-name="Internet_20_link" text:visited-style-name="Visited_20_Internet_20_Link">see notes</text:a></text:p>
      <text:p text:style-name="P19"/>
      <text:p text:style-name="P13">• Singleton - (default) Only one instance of the bean is created in the IoC container.</text:p>
      <text:p text:style-name="P13">• Prototype - A new instance is created each time the bean is requested.</text:p>
      <text:p text:style-name="P13">• No declaration needed for singleton scope.</text:p>
      <text:p text:style-name="P13">• In Java configuration use @Scope annotation</text:p>
      <text:p text:style-name="P13">• In XML configuration scope is an XML attribute of the ‘bean’ tag</text:p>
      <text:p text:style-name="P13">• 99% of the time singleton scope is fine!</text:p>
      <text:p text:style-name="P13"/>
      <text:p text:style-name="P13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3" draw:text-style-name="P184" svg:width="11.819cm" svg:height="6.989cm" svg:x="0cm" svg:y="0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stereotype.</text:span><text:span text:style-name="T61">Component</text:span><text:span text:style-name="T62">;</text:span><text:span text:style-name="T62"><text:line-break/></text:span><text:span text:style-name="T62"><text:line-break/></text:span><text:span text:style-name="T61">@Component</text:span><text:span text:style-name="T61"><text:line-break/></text:span><text:span text:style-name="T62">public class </text:span><text:span text:style-name="T63">SingletonBean {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4">SingletonBean</text:span><text:span text:style-name="T63">() {</text:span><text:span text:style-name="T63"><text:line-break/></text:span><text:span text:style-name="T63"> <text:s text:c="7"/>System.</text:span><text:span text:style-name="T65">out</text:span><text:span text:style-name="T63">.println(</text:span><text:span text:style-name="T66">"Creating a Singleton Bean!"</text:span><text:span text:style-name="T63">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getMyScope</text:span><text:span text:style-name="T63">(){</text:span><text:span text:style-name="T63"><text:line-break/></text:span><text:span text:style-name="T63"> <text:s text:c="7"/></text:span><text:span text:style-name="T62">return </text:span><text:span text:style-name="T66">"I'm Singleton"</text:span><text:span text:style-name="T62">;</text:span><text:span text:style-name="T62"><text:line-break/>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12"/></text:p>
      <text:p text:style-name="P13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2" draw:text-style-name="P184" svg:width="11.216cm" svg:height="8.222cm" svg:x="0cm" svg:y="0cm"><draw:text-box><text:p text:style-name="P182"><text:span text:style-name="T62">package </text:span><text:span text:style-name="T63">guru.springframework.sfgdi.services</text:span><text:span text:style-name="T62">;</text:span><text:span text:style-name="T62"><text:line-break/></text:span><text:span text:style-name="T62"><text:line-break/></text:span><text:span text:style-name="T62">import </text:span><text:span text:style-name="T63">org.springframework.beans.factory.config.ConfigurableBeanFactory</text:span><text:span text:style-name="T62">;</text:span><text:span text:style-name="T62"><text:line-break/></text:span><text:span text:style-name="T62">import </text:span><text:span text:style-name="T63">org.springframework.context.annotation.</text:span><text:span text:style-name="T61">Scope</text:span><text:span text:style-name="T62">;</text:span><text:span text:style-name="T62"><text:line-break/></text:span><text:span text:style-name="T62">import </text:span><text:span text:style-name="T63">org.springframework.stereotype.</text:span><text:span text:style-name="T61">Component</text:span><text:span text:style-name="T62">;</text:span><text:span text:style-name="T62"><text:line-break/></text:span><text:span text:style-name="T61">@Scope</text:span><text:span text:style-name="T63">(ConfigurableBeanFactory.</text:span><text:span text:style-name="T65">SCOPE_PROTOTYPE</text:span><text:span text:style-name="T63">)</text:span><text:span text:style-name="T63"><text:line-break/></text:span><text:span text:style-name="T61">@Component</text:span><text:span text:style-name="T61"><text:line-break/></text:span><text:span text:style-name="T62">public class </text:span><text:span text:style-name="T63">PrototypeBean {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4">PrototypeBean</text:span><text:span text:style-name="T63">() {</text:span><text:span text:style-name="T63"><text:line-break/></text:span><text:span text:style-name="T63"> <text:s text:c="7"/>System.</text:span><text:span text:style-name="T65">out</text:span><text:span text:style-name="T63">.println(</text:span><text:span text:style-name="T66">"Creating a Prototype Bean!!!"</text:span><text:span text:style-name="T63">)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<text:line-break/></text:span><text:span text:style-name="T63"> <text:s text:c="3"/></text:span><text:span text:style-name="T62">public </text:span><text:span text:style-name="T63">String </text:span><text:span text:style-name="T64">getMyScope</text:span><text:span text:style-name="T63">(){</text:span><text:span text:style-name="T63"><text:line-break/></text:span><text:span text:style-name="T63"> <text:s text:c="7"/></text:span><text:span text:style-name="T62">return </text:span><text:span text:style-name="T66">"I'm a Prototype"</text:span><text:span text:style-name="T62">;</text:span><text:span text:style-name="T62"><text:line-break/></text:span><text:span text:style-name="T62"> <text:s text:c="3"/></text:span><text:span text:style-name="T63">}</text:span><text:span text:style-name="T63"><text:line-break/></text:span><text:span text:style-name="T63">}</text:span><text:span text:style-name="T63"><text:line-break/></text:span><text:span text:style-name="T63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8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1" draw:text-style-name="P183" svg:width="17.61cm" svg:height="9.845cm" svg:x="0cm" svg:y="0cm"><draw:text-box><text:p text:style-name="P182"><text:span text:style-name="T61">@SpringBootApplication</text:span><text:span text:style-name="T61"><text:line-break/></text:span><text:span text:style-name="T62">public class </text:span><text:span text:style-name="T63">SfgDiApplication {</text:span><text:span text:style-name="T63"><text:line-break/></text:span><text:span text:style-name="T63"><text:line-break/></text:span><text:span text:style-name="T63"><text:tab/></text:span><text:span text:style-name="T63"><text:tab/></text:span><text:span text:style-name="T62">public static void </text:span><text:span text:style-name="T64">main</text:span><text:span text:style-name="T63">(String[] args){</text:span></text:p><text:p text:style-name="P182"><text:span text:style-name="T63"><text:tab/></text:span><text:span text:style-name="T63"><text:tab/></text:span><text:span text:style-name="T63">..</text:span><text:span text:style-name="T63"><text:tab/></text:span></text:p><text:p text:style-name="P182"><text:span text:style-name="T63"><text:tab/></text:span><text:span text:style-name="T63"><text:tab/></text:span><text:span text:style-name="T63">..</text:span></text:p><text:p text:style-name="P182"><text:span text:style-name="T63"><text:tab/></text:span><text:span text:style-name="T63"><text:tab/></text:span><text:span text:style-name="T63"><text:tab/></text:span><text:span text:style-name="T63">System.</text:span><text:span text:style-name="T65">out</text:span><text:span text:style-name="T63">.println(</text:span><text:span text:style-name="T66">"---- Bean Scopes ---------"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2"><text:tab/></text:span><text:span text:style-name="T63">SingletonBean singletonBean1 = ctx.getBean(SingletonBean.</text:span><text:span text:style-name="T62">class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2"><text:tab/></text:span><text:span text:style-name="T63">System.</text:span><text:span text:style-name="T65">out</text:span><text:span text:style-name="T63">.println(singletonBean1.getMyScope())</text:span><text:span text:style-name="T62">;</text:span><text:span text:style-name="T62"><text:line-break/></text:span><text:span text:style-name="T62"><text:tab/></text:span><text:span text:style-name="T62"><text:tab/></text:span><text:span text:style-name="T62"><text:tab/></text:span><text:span text:style-name="T63">SingletonBean singletonBean2 = ctx.getBean(SingletonBean.</text:span><text:span text:style-name="T62">class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2"><text:tab/></text:span><text:span text:style-name="T63">System.</text:span><text:span text:style-name="T65">out</text:span><text:span text:style-name="T63">.println(singletonBean2.getMyScope())</text:span><text:span text:style-name="T62">;</text:span><text:span text:style-name="T62"><text:line-break/></text:span><text:span text:style-name="T62"><text:line-break/></text:span><text:span text:style-name="T62"><text:tab/></text:span><text:span text:style-name="T62"><text:tab/></text:span><text:span text:style-name="T62"><text:tab/></text:span><text:span text:style-name="T63">PrototypeBean prototypeBean1 = ctx.getBean(PrototypeBean.</text:span><text:span text:style-name="T62">class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2"><text:tab/></text:span><text:span text:style-name="T63">System.</text:span><text:span text:style-name="T65">out</text:span><text:span text:style-name="T63">.println(prototypeBean1.getMyScope())</text:span><text:span text:style-name="T62">;</text:span><text:span text:style-name="T62"><text:line-break/></text:span><text:span text:style-name="T62"><text:tab/></text:span><text:span text:style-name="T62"><text:tab/></text:span><text:span text:style-name="T62"><text:tab/></text:span><text:span text:style-name="T63">PrototypeBean prototypeBean2 = ctx.getBean(PrototypeBean.</text:span><text:span text:style-name="T62">class</text:span><text:span text:style-name="T63">)</text:span><text:span text:style-name="T62">;</text:span><text:span text:style-name="T62"><text:line-break/></text:span><text:span text:style-name="T62"><text:tab/></text:span><text:span text:style-name="T62"><text:tab/></text:span><text:span text:style-name="T62"><text:tab/></text:span><text:span text:style-name="T63">System.</text:span><text:span text:style-name="T65">out</text:span><text:span text:style-name="T63">.println(prototypeBean2.getMyScope())</text:span><text:span text:style-name="T62">;</text:span><text:span text:style-name="T62"><text:line-break/></text:span><text:span text:style-name="T62"><text:tab/></text:span><text:span text:style-name="T63">}</text:span><text:span text:style-name="T63"><text:line-break/></text:span><text:span text:style-name="T63"><text:line-break/></text:span><text:span text:style-name="T63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8"><text:a xlink:type="simple" xlink:href="https://github.com/roloje777/sfg-di/commit/fd3ab12435d93f65e27b4f911d1ed3667926b412" text:style-name="Internet_20_link" text:visited-style-name="Visited_20_Internet_20_Link">See differences</text:a></text:p>
      <text:p text:style-name="P148"/>
      <text:p text:style-name="P148"/>
      <text:h text:style-name="P131" text:outline-level="1"><text:bookmark-start text:name="Section 6"/>Section 6 External Properties with Spring Framework<text:bookmark-end text:name="Section 6"/></text:h>
      <text:p text:style-name="P171"/>
      <text:p text:style-name="P175"><text:a xlink:type="simple" xlink:href="../../../../Section6_SpringFRameworkConfiguration/ExternalPropertiesOverview.pdf" text:style-name="Internet_20_link" text:visited-style-name="Visited_20_Internet_20_Link"><text:span text:style-name="T60">Overview</text:span></text:a></text:p>
      <text:p text:style-name="P175"/>
      <text:p text:style-name="P175"><text:a xlink:type="simple" xlink:href="https://docs.spring.io/spring-boot/docs/2.4.3/reference/html/spring-boot-features.html#boot-features-external-config" text:style-name="Internet_20_link" text:visited-style-name="Visited_20_Internet_20_Link"><text:span text:style-name="T60">Spring Boot Documentation</text:span></text:a></text:p>
      <text:p text:style-name="P175"/>
      <text:p text:style-name="P172">* From Lowest to highest</text:p>
      <text:p text:style-name="P175"/>
      <text:list xml:id="list3403737283" text:style-name="L17">
        <text:list-item>
          <text:p text:style-name="P173">• Properties can be overridden depending on how they are defined</text:p>
        </text:list-item>
        <text:list-item>
          <text:p text:style-name="P173">• Gives you a lot of flexibility for deployments</text:p>
        </text:list-item>
        <text:list-item>
          <text:p text:style-name="P173">• Lowest are properties defined in JAR or war properties or YAML files</text:p>
        </text:list-item>
        <text:list-item>
          <text:p text:style-name="P173">• Next are external property files to JAR via file system</text:p>
        </text:list-item>
        <text:list-item>
          <text:p text:style-name="P173">• Higher are profile specific properties files (in jar, then external)</text:p>
        </text:list-item>
        <text:list-item>
          <text:p text:style-name="P173">• OS Environment variables</text:p>
        </text:list-item>
      </text:list>
      <text:p text:style-name="P175"/>
      <text:p text:style-name="P175"/>
      <text:p text:style-name="P172">* From Lowest to highest</text:p>
      <text:list xml:id="list600212175" text:style-name="L20">
        <text:list-item>
          <text:p text:style-name="P174">• Java system properties</text:p>
        </text:list-item>
        <text:list-item>
          <text:p text:style-name="P174">• JNDI</text:p>
        </text:list-item>
        <text:list-item>
          <text:p text:style-name="P174">• SPRING_APPLICATION_JSON</text:p>
        </text:list-item>
        <text:list-item>
          <text:p text:style-name="P174">• Command Line Arguments</text:p>
        </text:list-item>
        <text:list-item>
          <text:p text:style-name="P174">• Test Properties (for testing)</text:p>
        </text:list-item>
      </text:list>
      <text:p text:style-name="P175"/>
      <text:p text:style-name="P178"/>
      <text:p text:style-name="P168">Config data files are considered in the following order:</text:p>
      <text:list xml:id="list2460478882" text:style-name="L21">
        <text:list-item>
          <text:p text:style-name="P179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0">Application properties</text:span></text:a><text:span text:style-name="T11"> packaged inside your jar (</text:span><text:span text:style-name="Source_20_Text"><text:span text:style-name="T14">application.properties</text:span></text:span><text:span text:style-name="T11"> and YAML variants).</text:span></text:p>
        </text:list-item>
        <text:list-item>
          <text:p text:style-name="P179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0">Profile-specific application properties</text:span></text:a><text:span text:style-name="T11"> packaged inside your jar (</text:span><text:span text:style-name="Source_20_Text"><text:span text:style-name="T14">application-{profile}.properties</text:span></text:span><text:span text:style-name="T11"> and YAML variants).</text:span></text:p>
        </text:list-item>
        <text:list-item>
          <text:p text:style-name="P179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0">Application properties</text:span></text:a><text:span text:style-name="T11"> outside of your packaged jar (</text:span><text:span text:style-name="Source_20_Text"><text:span text:style-name="T14">application.properties</text:span></text:span><text:span text:style-name="T11"> and YAML variants).</text:span></text:p>
        </text:list-item>
        <text:list-item>
          <text:p text:style-name="P179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0">Profile-specific application properties</text:span></text:a><text:span text:style-name="T11"> outside of your packaged jar (</text:span><text:span text:style-name="Source_20_Text"><text:span text:style-name="T14">application-{profile}.properties</text:span></text:span><text:span text:style-name="T11"> and YAML variants).</text:span></text:p>
        </text:list-item>
      </text:list>
      <text:p text:style-name="P180"><text:span text:style-name="T11">To provide a concrete example, suppose you develop a </text:span><text:span text:style-name="Source_20_Text"><text:span text:style-name="T14">@Component</text:span></text:span><text:span text:style-name="T11"> that uses a </text:span><text:span text:style-name="Source_20_Text"><text:span text:style-name="T14">name</text:span></text:span><text:span text:style-name="T11"> property, as shown in the following example:</text:span></text:p>
      <text:p text:style-name="P132"><text:span text:style-name="Source_20_Text"><text:span text:style-name="T15">import</text:span></text:span><text:span text:style-name="Source_20_Text"><text:span text:style-name="T16"> org.springframework.stereotype.*;</text:span></text:span></text:p>
      <text:p text:style-name="P133"><text:span text:style-name="Source_20_Text"><text:span text:style-name="T15">import</text:span></text:span><text:span text:style-name="Source_20_Text"><text:span text:style-name="T16"> org.springframework.beans.factory.annotation.*;</text:span></text:span></text:p>
      <text:p text:style-name="P133"/>
      <text:p text:style-name="P133"><text:span text:style-name="Source_20_Text"><text:span text:style-name="T18">@Component</text:span></text:span></text:p>
      <text:p text:style-name="P133"><text:span text:style-name="Source_20_Text"><text:span text:style-name="T15">public</text:span></text:span><text:span text:style-name="Source_20_Text"><text:span text:style-name="T16"> </text:span></text:span><text:span text:style-name="Source_20_Text"><text:span text:style-name="T15">class</text:span></text:span><text:span text:style-name="Source_20_Text"><text:span text:style-name="T16"> </text:span></text:span><text:span text:style-name="Source_20_Text"><text:span text:style-name="T19">MyBean</text:span></text:span><text:span text:style-name="Source_20_Text"><text:span text:style-name="T16"> {</text:span></text:span></text:p>
      <text:p text:style-name="P133"/>
      <text:p text:style-name="P133"><text:span text:style-name="Source_20_Text"><text:span text:style-name="T17"><text:s text:c="4"/></text:span></text:span><text:span text:style-name="Source_20_Text"><text:span text:style-name="T18">@Value("${name}")</text:span></text:span></text:p>
      <text:p text:style-name="P133"><text:span text:style-name="Source_20_Text"><text:span text:style-name="T17"><text:s text:c="4"/></text:span></text:span><text:span text:style-name="Source_20_Text"><text:span text:style-name="T15">private</text:span></text:span><text:span text:style-name="Source_20_Text"><text:span text:style-name="T16"> String name;</text:span></text:span></text:p>
      <text:p text:style-name="P133"/>
      <text:p text:style-name="P133"><text:span text:style-name="Source_20_Text"><text:span text:style-name="T17"><text:s text:c="4"/></text:span></text:span><text:span text:style-name="Source_20_Text"><text:span text:style-name="T20">// ...</text:span></text:span></text:p>
      <text:p text:style-name="P133"/>
      <text:p text:style-name="P133"><text:span text:style-name="Source_20_Text"><text:span text:style-name="T16">}</text:span></text:span></text:p>
      <text:p text:style-name="P180"><text:span text:style-name="T11">On your application classpath (for example, inside your jar) you can have an </text:span><text:span text:style-name="Source_20_Text"><text:span text:style-name="T14">application.properties</text:span></text:span><text:span text:style-name="T11"> file that provides a sensible default property value for </text:span><text:span text:style-name="Source_20_Text"><text:span text:style-name="T14">name</text:span></text:span><text:span text:style-name="T11">. When running in a new environment, an </text:span><text:span text:style-name="Source_20_Text"><text:span text:style-name="T14">application.properties</text:span></text:span><text:span text:style-name="T11"> file can be provided outside of your jar that overrides the </text:span><text:span text:style-name="Source_20_Text"><text:span text:style-name="T14">name</text:span></text:span><text:span text:style-name="T11">. For one-off testing, you can launch with a specific command line switch (for example, </text:span><text:span text:style-name="Source_20_Text"><text:span text:style-name="T14">java -jar app.jar –name="Spring"</text:span></text:span><text:span text:style-name="T11">).</text:span></text:p>
      <text:p text:style-name="P180"><text:span text:style-name="T11"/></text:p>
      <text:p text:style-name="P180"><text:span text:style-name="T11">*</text:span><text:span text:style-name="T12">note from</text:span><text:span text:style-name="T13"> </text:span><text:a xlink:type="simple" xlink:href="https://docs.spring.io/spring-boot/docs/2.4.3/reference/html/spring-boot-features.html#boot-features-external-config" text:style-name="Internet_20_link" text:visited-style-name="Visited_20_Internet_20_Link"><text:span text:style-name="T21">Spring Boot Documentation</text:span></text:a></text:p>
      <text:p text:style-name="P175"/>
      <text:p text:style-name="P177">Lesson 88 Using Properties Source</text:p>
      <text:p text:style-name="P175"/>
      <text:p text:style-name="P169">And again, just to reiterate, you're going to be needing to set external properties as your application</text:p>
      <text:p text:style-name="P181">evolves through different environments.</text:p>
      <text:p text:style-name="P181">So, for example, you'll have a database and we'll use this example here.</text:p>
      <text:p text:style-name="P181">You might have a database.</text:p>
      <text:p text:style-name="P181">So you need username, password, connect URL to get to the database for establishing a JDBC connection.</text:p>
      <text:p text:style-name="P181">And that database is going to be different in a test environment, UAT environment, or a production</text:p>
      <text:p text:style-name="P181">environment.</text:p>
      <text:p text:style-name="P181">So these are all going to be different things that we need to account for.</text:p>
      <text:p text:style-name="P181">And what we want to do is take those properties, externalize them and have the Spring Framework</text:p>
      <text:p text:style-name="P181">inject them at runtime.</text:p>
      <text:p text:style-name="P181"/>
      <text:p text:style-name="P1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9T09:57:28.298161747</dc:date>
    <meta:editing-duration>PT4H38M39S</meta:editing-duration>
    <meta:editing-cycles>44</meta:editing-cycles>
    <meta:generator>LibreOffice/6.4.7.2$Linux_X86_64 LibreOffice_project/40$Build-2</meta:generator>
    <meta:document-statistic meta:table-count="0" meta:image-count="7" meta:object-count="0" meta:page-count="43" meta:paragraph-count="402" meta:word-count="2839" meta:character-count="20594" meta:non-whitespace-character-count="16982"/>
  </office:meta>
</office:document-meta>
</file>